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svg:font-family="Courier, 'Courier New'" style:font-family-generic="modern"/>
    <style:font-face style:name="Liberation Mono" svg:font-family="'Liberation Mono'" style:font-family-generic="modern" style:font-pitch="fixed"/>
    <style:font-face style:name="Nimbus Mono L" svg:font-family="'Nimbus Mono L'" style:font-family-generic="modern" style:font-pitch="fixed"/>
    <style:font-face style:name="Sniglet" svg:font-family="Sniglet" style:font-pitch="variable"/>
    <style:font-face style:name="Swis721 BlkEx BT" svg:font-family="'Swis721 BlkEx BT'"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Sans Light" svg:font-family="'Sans Light'"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Liberation Sans" fo:font-size="16pt" fo:language="es" fo:country="MX" fo:font-weight="bold" officeooo:paragraph-rsid="000edacc" style:font-size-asian="16pt" style:font-weight-asian="bold" style:font-name-complex="Arial" style:font-size-complex="16pt" style:font-weight-complex="bold"/>
    </style:style>
    <style:style style:name="P3" style:family="paragraph" style:parent-style-name="Standard">
      <style:paragraph-properties>
        <style:tab-stops>
          <style:tab-stop style:position="0cm"/>
          <style:tab-stop style:position="3.048cm"/>
        </style:tab-stops>
      </style:paragraph-properties>
      <style:text-properties style:font-name="Liberation Sans" fo:font-size="12pt" fo:language="es" fo:country="MX" fo:font-weight="bold" officeooo:paragraph-rsid="000edacc" style:font-size-asian="12pt" style:font-weight-asian="bold" style:font-name-complex="Arial" style:font-size-complex="12pt" style:font-weight-complex="bold"/>
    </style:style>
    <style:style style:name="P4" style:family="paragraph" style:parent-style-name="Standard">
      <style:paragraph-properties fo:text-align="center" style:justify-single-word="false">
        <style:tab-stops>
          <style:tab-stop style:position="0cm"/>
          <style:tab-stop style:position="0.508cm"/>
        </style:tab-stops>
      </style:paragraph-properties>
      <style:text-properties style:font-name="Liberation Sans" officeooo:paragraph-rsid="000edacc"/>
    </style:style>
    <style:style style:name="P5"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officeooo:paragraph-rsid="000edacc"/>
    </style:style>
    <style:style style:name="P6" style:family="paragraph" style:parent-style-name="Standard">
      <style:paragraph-properties fo:text-align="center" style:justify-single-word="false">
        <style:tab-stops>
          <style:tab-stop style:position="0cm"/>
          <style:tab-stop style:position="3.048cm"/>
        </style:tab-stops>
      </style:paragraph-properties>
      <style:text-properties style:use-window-font-color="true" style:font-name="Liberation Sans" fo:font-size="20pt" fo:language="es" fo:country="MX" fo:font-style="normal" fo:text-shadow="1pt 1pt" fo:font-weight="bold" officeooo:paragraph-rsid="000edacc" style:font-size-asian="20pt" style:font-style-asian="normal" style:font-weight-asian="bold" style:font-name-complex="Swis721 BlkEx BT" style:font-size-complex="20pt" style:font-style-complex="normal" style:font-weight-complex="bold"/>
    </style:style>
    <style:style style:name="P7" style:family="paragraph" style:parent-style-name="Standard">
      <style:paragraph-properties fo:text-align="center" style:justify-single-word="false">
        <style:tab-stops>
          <style:tab-stop style:position="0cm"/>
          <style:tab-stop style:position="3.048cm"/>
        </style:tab-stops>
      </style:paragraph-properties>
      <style:text-properties style:use-window-font-color="true" style:font-name="Liberation Sans" fo:font-size="25pt" fo:language="es" fo:country="MX" fo:font-style="normal" fo:text-shadow="1pt 1pt" fo:font-weight="bold" officeooo:rsid="000edacc" officeooo:paragraph-rsid="000edacc" style:font-size-asian="25pt" style:font-style-asian="normal" style:font-weight-asian="bold" style:font-name-complex="Swis721 BlkEx BT" style:font-size-complex="25pt" style:font-style-complex="normal" style:font-weight-complex="bold"/>
    </style:style>
    <style:style style:name="P8" style:family="paragraph" style:parent-style-name="Standard" style:master-page-name="Standard">
      <style:paragraph-properties fo:text-align="center" style:justify-single-word="false" style:page-number="auto"/>
      <style:text-properties style:font-name="Liberation Sans" fo:font-size="16pt" fo:language="es" fo:country="MX" fo:font-weight="bold" officeooo:paragraph-rsid="000edacc" style:font-size-asian="16pt" style:font-weight-asian="bold" style:font-name-complex="Arial" style:font-size-complex="16pt" style:font-weight-complex="bold"/>
    </style:style>
    <style:style style:name="P9" style:family="paragraph" style:parent-style-name="Standard">
      <style:paragraph-properties fo:text-align="center" style:justify-single-word="false">
        <style:tab-stops>
          <style:tab-stop style:position="0cm"/>
          <style:tab-stop style:position="3.048cm"/>
        </style:tab-stops>
      </style:paragraph-properties>
      <style:text-properties style:use-window-font-color="true" style:font-name="Liberation Sans" fo:font-size="20pt" fo:language="es" fo:country="MX" fo:font-style="normal" fo:text-shadow="1pt 1pt" fo:font-weight="bold" officeooo:rsid="000edacc" officeooo:paragraph-rsid="000edacc" style:font-size-asian="20pt" style:font-style-asian="normal" style:font-weight-asian="bold" style:font-name-complex="Swis721 BlkEx BT" style:font-size-complex="20pt" style:font-style-complex="normal" style:font-weight-complex="bold"/>
    </style:style>
    <style:style style:name="P10" style:family="paragraph" style:parent-style-name="Standard">
      <style:paragraph-properties fo:text-align="justify" style:justify-single-word="false">
        <style:tab-stops>
          <style:tab-stop style:position="0cm"/>
          <style:tab-stop style:position="0.508cm"/>
        </style:tab-stops>
      </style:paragraph-properties>
      <style:text-properties style:use-window-font-color="true" style:font-name="Franklin Gothic Medium" fo:font-size="12pt" fo:language="es" fo:country="MX" fo:font-style="normal" officeooo:paragraph-rsid="002a0c00" style:font-size-asian="12pt" style:font-style-asian="normal" style:font-name-complex="Arial" style:font-size-complex="12pt" style:font-style-complex="normal"/>
    </style:style>
    <style:style style:name="P11" style:family="paragraph" style:parent-style-name="Standard">
      <style:paragraph-properties fo:text-align="justify" style:justify-single-word="false">
        <style:tab-stops>
          <style:tab-stop style:position="0cm"/>
          <style:tab-stop style:position="0.508cm"/>
        </style:tab-stops>
      </style:paragraph-properties>
      <style:text-properties style:use-window-font-color="true" style:font-name="Franklin Gothic Medium" fo:font-size="12pt" fo:language="es" fo:country="MX" fo:font-style="normal" fo:font-weight="normal" officeooo:paragraph-rsid="001ec04c"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fo:text-align="justify" style:justify-single-word="false">
        <style:tab-stops>
          <style:tab-stop style:position="0cm"/>
          <style:tab-stop style:position="0.508cm"/>
        </style:tab-stops>
      </style:paragraph-properties>
      <style:text-properties style:use-window-font-color="true" style:font-name="Franklin Gothic Medium" fo:font-size="12pt" fo:language="es" fo:country="MX" fo:font-weight="normal" officeooo:paragraph-rsid="002c9fdb" style:font-size-asian="12pt" style:font-weight-asian="normal" style:font-name-complex="Arial" style:font-size-complex="12pt" style:font-weight-complex="normal"/>
    </style:style>
    <style:style style:name="P13" style:family="paragraph" style:parent-style-name="Standard">
      <style:paragraph-properties fo:text-align="center" style:justify-single-word="false">
        <style:tab-stops>
          <style:tab-stop style:position="0cm"/>
          <style:tab-stop style:position="0.508cm"/>
        </style:tab-stops>
      </style:paragraph-properties>
      <style:text-properties style:font-name="Liberation Sans" fo:font-size="16pt" fo:language="es" fo:country="MX" fo:font-weight="bold" officeooo:paragraph-rsid="000edacc" style:font-size-asian="16pt" style:font-weight-asian="bold" style:font-name-complex="Arial" style:font-size-complex="16pt" style:font-weight-complex="bold"/>
    </style:style>
    <style:style style:name="P14" style:family="paragraph" style:parent-style-name="Standard">
      <style:paragraph-properties fo:text-align="center" style:justify-single-word="false">
        <style:tab-stops>
          <style:tab-stop style:position="0cm"/>
          <style:tab-stop style:position="0.508cm"/>
        </style:tab-stops>
      </style:paragraph-properties>
      <style:text-properties style:font-name="Liberation Sans" fo:font-size="16pt" fo:language="es" fo:country="MX" fo:font-weight="bold" officeooo:rsid="000edacc" officeooo:paragraph-rsid="000edacc" style:font-size-asian="16pt" style:font-weight-asian="bold" style:font-name-complex="Arial" style:font-size-complex="16pt" style:font-weight-complex="bold"/>
    </style:style>
    <style:style style:name="P15"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fo:font-size="12pt" fo:language="es" fo:country="MX" fo:font-style="italic" officeooo:paragraph-rsid="000edacc" style:font-size-asian="12pt" style:font-style-asian="italic" style:font-name-complex="Arial" style:font-size-complex="12pt" style:font-style-complex="italic"/>
    </style:style>
    <style:style style:name="P16"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fo:font-size="12pt" fo:language="es" fo:country="MX" fo:font-style="italic" officeooo:paragraph-rsid="001b6cef" style:font-size-asian="12pt" style:font-style-asian="italic" style:font-name-complex="Arial" style:font-size-complex="12pt" style:font-style-complex="italic"/>
    </style:style>
    <style:style style:name="P17"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fo:font-size="12pt" fo:language="es" fo:country="MX" fo:font-style="italic" fo:font-weight="normal" officeooo:paragraph-rsid="000f4e51" style:font-size-asian="12pt" style:font-style-asian="italic" style:font-weight-asian="normal" style:font-name-complex="Arial" style:font-size-complex="12pt" style:font-style-complex="italic" style:font-weight-complex="normal"/>
    </style:style>
    <style:style style:name="P18"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fo:font-size="12pt" fo:language="es" fo:country="MX" fo:font-style="italic" fo:font-weight="normal" officeooo:paragraph-rsid="00179ff9" style:font-size-asian="12pt" style:font-style-asian="italic" style:font-weight-asian="normal" style:font-name-complex="Arial" style:font-size-complex="12pt" style:font-style-complex="italic" style:font-weight-complex="normal"/>
    </style:style>
    <style:style style:name="P19"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fo:font-size="12pt" fo:language="es" fo:country="MX" fo:font-style="italic" fo:font-weight="normal" officeooo:paragraph-rsid="001a4f02" style:font-size-asian="12pt" style:font-style-asian="italic" style:font-weight-asian="normal" style:font-name-complex="Arial" style:font-size-complex="12pt" style:font-style-complex="italic" style:font-weight-complex="normal"/>
    </style:style>
    <style:style style:name="P20"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fo:font-size="12pt" fo:language="es" fo:country="MX" officeooo:paragraph-rsid="000edacc" style:font-size-asian="12pt" style:font-name-complex="Arial" style:font-size-complex="12pt"/>
    </style:style>
    <style:style style:name="P21" style:family="paragraph" style:parent-style-name="Standard">
      <style:paragraph-properties fo:text-align="justify" style:justify-single-word="false">
        <style:tab-stops>
          <style:tab-stop style:position="0cm"/>
          <style:tab-stop style:position="0.254cm"/>
        </style:tab-stops>
      </style:paragraph-properties>
      <style:text-properties style:font-name="Liberation Sans" fo:font-size="12pt" fo:language="es" fo:country="MX" officeooo:paragraph-rsid="000edacc" style:font-size-asian="12pt" style:font-name-complex="Arial" style:font-size-complex="12pt"/>
    </style:style>
    <style:style style:name="P22" style:family="paragraph" style:parent-style-name="Standard">
      <style:paragraph-properties fo:text-align="justify" style:justify-single-word="false">
        <style:tab-stops>
          <style:tab-stop style:position="0cm"/>
          <style:tab-stop style:position="3.048cm"/>
        </style:tab-stops>
      </style:paragraph-properties>
      <style:text-properties style:font-name="Liberation Sans" fo:font-size="12pt" fo:language="es" fo:country="MX" officeooo:paragraph-rsid="000edacc" style:font-size-asian="12pt" style:font-name-complex="Arial" style:font-size-complex="12pt"/>
    </style:style>
    <style:style style:name="P23"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fo:font-size="12pt" fo:language="es" fo:country="MX" fo:font-weight="bold" officeooo:paragraph-rsid="000edacc" style:font-size-asian="12pt" style:font-weight-asian="bold" style:font-name-complex="Arial" style:font-size-complex="12pt" style:font-weight-complex="bold"/>
    </style:style>
    <style:style style:name="P24"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fo:font-size="12pt" fo:language="es" fo:country="MX" fo:font-weight="bold" officeooo:paragraph-rsid="0027e0fd" style:font-size-asian="12pt" style:font-weight-asian="bold" style:font-name-complex="Arial" style:font-size-complex="12pt" style:font-weight-complex="bold"/>
    </style:style>
    <style:style style:name="P25" style:family="paragraph" style:parent-style-name="Standard">
      <style:paragraph-properties fo:text-align="justify" style:justify-single-word="false">
        <style:tab-stops>
          <style:tab-stop style:position="0cm"/>
          <style:tab-stop style:position="0.254cm"/>
        </style:tab-stops>
      </style:paragraph-properties>
      <style:text-properties style:font-name="Liberation Sans" fo:font-size="12pt" fo:language="es" fo:country="MX" fo:font-weight="bold" officeooo:paragraph-rsid="000edacc" style:font-size-asian="12pt" style:font-weight-asian="bold" style:font-name-complex="Arial" style:font-size-complex="12pt" style:font-weight-complex="bold"/>
    </style:style>
    <style:style style:name="P26" style:family="paragraph" style:parent-style-name="Standard">
      <style:paragraph-properties fo:text-align="justify" style:justify-single-word="false">
        <style:tab-stops>
          <style:tab-stop style:position="0cm"/>
          <style:tab-stop style:position="3.048cm"/>
        </style:tab-stops>
      </style:paragraph-properties>
      <style:text-properties style:font-name="Liberation Sans" fo:font-size="12pt" fo:language="es" fo:country="MX" fo:font-weight="bold" officeooo:paragraph-rsid="000edacc" style:font-size-asian="12pt" style:font-weight-asian="bold" style:font-name-complex="Arial" style:font-size-complex="12pt" style:font-weight-complex="bold"/>
    </style:style>
    <style:style style:name="P27"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fo:font-weight="bold" officeooo:paragraph-rsid="000f4e51" style:font-weight-asian="bold" style:font-weight-complex="bold"/>
    </style:style>
    <style:style style:name="P28"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fo:font-weight="bold" officeooo:paragraph-rsid="00179ff9" style:font-weight-asian="bold" style:font-weight-complex="bold"/>
    </style:style>
    <style:style style:name="P29"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fo:font-weight="bold" officeooo:paragraph-rsid="001a4f02" style:font-weight-asian="bold" style:font-weight-complex="bold"/>
    </style:style>
    <style:style style:name="P30"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fo:font-weight="bold" officeooo:paragraph-rsid="001ec04c" style:font-weight-asian="bold" style:font-weight-complex="bold"/>
    </style:style>
    <style:style style:name="P31"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fo:font-weight="bold" officeooo:paragraph-rsid="00279040" style:font-weight-asian="bold" style:font-weight-complex="bold"/>
    </style:style>
    <style:style style:name="P32"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fo:font-weight="normal" officeooo:paragraph-rsid="001b6cef" style:font-weight-asian="normal" style:font-weight-complex="normal"/>
    </style:style>
    <style:style style:name="P33"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fo:font-weight="normal" officeooo:paragraph-rsid="00219701" style:font-weight-asian="normal" style:font-weight-complex="normal"/>
    </style:style>
    <style:style style:name="P34"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officeooo:paragraph-rsid="000edacc"/>
    </style:style>
    <style:style style:name="P35"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officeooo:paragraph-rsid="001b4706"/>
    </style:style>
    <style:style style:name="P36"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officeooo:paragraph-rsid="001b6cef"/>
    </style:style>
    <style:style style:name="P37"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officeooo:paragraph-rsid="002923ee"/>
    </style:style>
    <style:style style:name="P38"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officeooo:paragraph-rsid="002a0c00"/>
    </style:style>
    <style:style style:name="P39"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officeooo:paragraph-rsid="002ba4d5"/>
    </style:style>
    <style:style style:name="P40" style:family="paragraph" style:parent-style-name="Standard">
      <style:paragraph-properties fo:text-align="justify" style:justify-single-word="false">
        <style:tab-stops>
          <style:tab-stop style:position="0cm"/>
          <style:tab-stop style:position="0.254cm"/>
        </style:tab-stops>
      </style:paragraph-properties>
      <style:text-properties style:font-name="Liberation Sans" officeooo:paragraph-rsid="000edacc"/>
    </style:style>
    <style:style style:name="P41" style:family="paragraph" style:parent-style-name="Standard">
      <style:paragraph-properties fo:text-align="justify" style:justify-single-word="false">
        <style:tab-stops>
          <style:tab-stop style:position="0cm"/>
          <style:tab-stop style:position="0.254cm"/>
        </style:tab-stops>
      </style:paragraph-properties>
      <style:text-properties style:font-name="Liberation Sans" officeooo:paragraph-rsid="002c9fdb"/>
    </style:style>
    <style:style style:name="P42" style:family="paragraph" style:parent-style-name="Standard">
      <style:paragraph-properties fo:text-align="justify" style:justify-single-word="false">
        <style:tab-stops>
          <style:tab-stop style:position="0cm"/>
          <style:tab-stop style:position="3.048cm"/>
        </style:tab-stops>
      </style:paragraph-properties>
      <style:text-properties style:font-name="Liberation Sans" officeooo:paragraph-rsid="000edacc"/>
    </style:style>
    <style:style style:name="P43"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fo:language="es" fo:country="MX" officeooo:paragraph-rsid="000edacc" style:font-name-complex="Arial"/>
    </style:style>
    <style:style style:name="P44" style:family="paragraph" style:parent-style-name="Standard">
      <style:paragraph-properties fo:text-align="justify" style:justify-single-word="false">
        <style:tab-stops>
          <style:tab-stop style:position="0cm"/>
          <style:tab-stop style:position="3.048cm"/>
        </style:tab-stops>
      </style:paragraph-properties>
      <style:text-properties style:font-name="Liberation Sans" fo:language="es" fo:country="MX" officeooo:paragraph-rsid="000edacc" style:font-name-complex="Arial"/>
    </style:style>
    <style:style style:name="P45"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ans" fo:language="es" fo:country="MX" officeooo:paragraph-rsid="000edacc"/>
    </style:style>
    <style:style style:name="P46" style:family="paragraph" style:parent-style-name="Standard">
      <style:paragraph-properties fo:text-align="center" style:justify-single-word="false">
        <style:tab-stops>
          <style:tab-stop style:position="0cm"/>
          <style:tab-stop style:position="0.508cm"/>
        </style:tab-stops>
      </style:paragraph-properties>
      <style:text-properties style:font-name="Liberation Sans" officeooo:paragraph-rsid="000edacc"/>
    </style:style>
    <style:style style:name="P47" style:family="paragraph" style:parent-style-name="Standard">
      <style:paragraph-properties fo:text-align="justify" style:justify-single-word="false">
        <style:tab-stops>
          <style:tab-stop style:position="0cm"/>
          <style:tab-stop style:position="3.048cm"/>
        </style:tab-stops>
      </style:paragraph-properties>
      <style:text-properties style:font-name="Liberation Sans" fo:font-size="20pt" fo:language="es" fo:country="MX" fo:font-weight="bold" officeooo:paragraph-rsid="000edacc" style:font-size-asian="20pt" style:font-weight-asian="bold" style:font-name-complex="Arial" style:font-size-complex="20pt" style:font-weight-complex="bold"/>
    </style:style>
    <style:style style:name="P48"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language="es" fo:country="MX" fo:font-style="normal" officeooo:paragraph-rsid="000f4e51" style:font-size-asian="12pt" style:font-style-asian="normal" style:font-name-complex="Arial" style:font-size-complex="12pt" style:font-style-complex="normal"/>
    </style:style>
    <style:style style:name="P49"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language="es" fo:country="MX" fo:font-style="normal" officeooo:paragraph-rsid="00179ff9" style:font-size-asian="12pt" style:font-style-asian="normal" style:font-name-complex="Arial" style:font-size-complex="12pt" style:font-style-complex="normal"/>
    </style:style>
    <style:style style:name="P50"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language="es" fo:country="MX" fo:font-style="normal" officeooo:paragraph-rsid="001a4f02" style:font-size-asian="12pt" style:font-style-asian="normal" style:font-name-complex="Arial" style:font-size-complex="12pt" style:font-style-complex="normal"/>
    </style:style>
    <style:style style:name="P51"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language="es" fo:country="MX" fo:font-style="normal" officeooo:paragraph-rsid="001fb84c" style:font-size-asian="12pt" style:font-style-asian="normal" style:font-name-complex="Arial" style:font-size-complex="12pt" style:font-style-complex="normal"/>
    </style:style>
    <style:style style:name="P52"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language="es" fo:country="MX" fo:font-style="normal" officeooo:paragraph-rsid="002923ee" style:font-size-asian="12pt" style:font-style-asian="normal" style:font-name-complex="Arial" style:font-size-complex="12pt" style:font-style-complex="normal"/>
    </style:style>
    <style:style style:name="P53"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language="es" fo:country="MX" fo:font-style="normal" officeooo:paragraph-rsid="002a0c00" style:font-size-asian="12pt" style:font-style-asian="normal" style:font-name-complex="Arial" style:font-size-complex="12pt" style:font-style-complex="normal"/>
    </style:style>
    <style:style style:name="P54"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language="es" fo:country="MX" fo:font-style="normal" officeooo:rsid="001b6cef" officeooo:paragraph-rsid="001b6cef" style:font-size-asian="12pt" style:font-style-asian="normal" style:font-name-complex="Arial" style:font-size-complex="12pt" style:font-style-complex="normal"/>
    </style:style>
    <style:style style:name="P55"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language="es" fo:country="MX" fo:font-style="normal" officeooo:rsid="001b6cef" officeooo:paragraph-rsid="001d5763" style:font-size-asian="12pt" style:font-style-asian="normal" style:font-name-complex="Arial" style:font-size-complex="12pt" style:font-style-complex="normal"/>
    </style:style>
    <style:style style:name="P56"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language="es" fo:country="MX" fo:font-style="normal" officeooo:rsid="001b6cef" officeooo:paragraph-rsid="0027e0fd" style:font-size-asian="12pt" style:font-style-asian="normal" style:font-name-complex="Arial" style:font-size-complex="12pt" style:font-style-complex="normal"/>
    </style:style>
    <style:style style:name="P57"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language="es" fo:country="MX" fo:font-style="normal" officeooo:rsid="001d5763" officeooo:paragraph-rsid="001d5763" style:font-size-asian="12pt" style:font-style-asian="normal" style:font-name-complex="Arial" style:font-size-complex="12pt" style:font-style-complex="normal"/>
    </style:style>
    <style:style style:name="P58"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language="es" fo:country="MX" fo:font-style="normal" fo:font-weight="normal" officeooo:paragraph-rsid="000f4e51"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language="es" fo:country="MX" fo:font-style="normal" fo:font-weight="normal" officeooo:paragraph-rsid="001fb84c"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language="es" fo:country="MX" fo:font-style="normal" fo:font-weight="normal" officeooo:paragraph-rsid="002923ee"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language="es" fo:country="MX" fo:font-style="normal" fo:font-weight="normal" officeooo:paragraph-rsid="002a0c00"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language="es" fo:country="MX" officeooo:paragraph-rsid="0027c71b" style:font-size-asian="12pt" style:font-name-complex="Arial" style:font-size-complex="12pt"/>
    </style:style>
    <style:style style:name="P63"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language="es" fo:country="MX" fo:font-weight="normal" officeooo:paragraph-rsid="000edacc" style:font-size-asian="12pt" style:font-weight-asian="normal" style:font-name-complex="Arial" style:font-size-complex="12pt" style:font-weight-complex="normal"/>
    </style:style>
    <style:style style:name="P64"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language="es" fo:country="MX" fo:font-weight="normal" officeooo:paragraph-rsid="002c9fdb" style:font-size-asian="12pt" style:font-weight-asian="normal" style:font-name-complex="Arial" style:font-size-complex="12pt" style:font-weight-complex="normal"/>
    </style:style>
    <style:style style:name="P65"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font-weight="normal" officeooo:paragraph-rsid="000edacc" style:font-size-asian="12pt" style:font-weight-asian="normal" style:font-size-complex="12pt" style:font-weight-complex="normal"/>
    </style:style>
    <style:style style:name="P66"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ize="12pt" fo:font-weight="normal" officeooo:paragraph-rsid="002c9fdb" style:font-size-asian="12pt" style:font-weight-asian="normal" style:font-size-complex="12pt" style:font-weight-complex="normal"/>
    </style:style>
    <style:style style:name="P67"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tyle="normal" officeooo:paragraph-rsid="001b6cef" style:font-style-asian="normal" style:font-style-complex="normal"/>
    </style:style>
    <style:style style:name="P68"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tyle="normal" officeooo:paragraph-rsid="0027e0fd" style:font-style-asian="normal" style:font-style-complex="normal"/>
    </style:style>
    <style:style style:name="P69"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tyle="normal" officeooo:rsid="001b6cef" officeooo:paragraph-rsid="001d5763" style:font-style-asian="normal" style:font-style-complex="normal"/>
    </style:style>
    <style:style style:name="P70"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fo:font-style="normal" officeooo:rsid="001d5763" officeooo:paragraph-rsid="001d5763" style:font-style-asian="normal" style:font-style-complex="normal"/>
    </style:style>
    <style:style style:name="P71"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officeooo:rsid="001b6cef" officeooo:paragraph-rsid="001b6cef"/>
    </style:style>
    <style:style style:name="P72" style:family="paragraph" style:parent-style-name="Standard">
      <style:paragraph-properties fo:text-align="justify" style:justify-single-word="false">
        <style:tab-stops>
          <style:tab-stop style:position="0cm"/>
          <style:tab-stop style:position="0.508cm"/>
        </style:tab-stops>
      </style:paragraph-properties>
      <style:text-properties style:font-name="Franklin Gothic Medium" officeooo:rsid="001b6cef" officeooo:paragraph-rsid="001d5763"/>
    </style:style>
    <style:style style:name="P73" style:family="paragraph" style:parent-style-name="Standard">
      <style:paragraph-properties fo:text-align="justify" style:justify-single-word="false">
        <style:tab-stops>
          <style:tab-stop style:position="0cm"/>
          <style:tab-stop style:position="0.508cm"/>
        </style:tab-stops>
      </style:paragraph-properties>
      <style:text-properties fo:color="#ff3333" style:font-name="Franklin Gothic Medium" fo:font-size="10pt" fo:language="es" fo:country="MX" fo:font-style="normal" officeooo:rsid="001b6cef" officeooo:paragraph-rsid="001b6cef" style:font-size-asian="10pt" style:font-style-asian="normal" style:font-name-complex="Arial" style:font-size-complex="10pt" style:font-style-complex="normal"/>
    </style:style>
    <style:style style:name="P74" style:family="paragraph" style:parent-style-name="Standard">
      <style:paragraph-properties fo:text-align="justify" style:justify-single-word="false">
        <style:tab-stops>
          <style:tab-stop style:position="0cm"/>
          <style:tab-stop style:position="0.508cm"/>
        </style:tab-stops>
      </style:paragraph-properties>
      <style:text-properties fo:color="#ff3333" style:font-name="Franklin Gothic Medium" fo:font-size="10pt" fo:language="es" fo:country="MX" fo:font-style="normal" officeooo:rsid="001b6cef" officeooo:paragraph-rsid="001d5763" style:font-size-asian="10pt" style:font-style-asian="normal" style:font-name-complex="Arial" style:font-size-complex="10pt" style:font-style-complex="normal"/>
    </style:style>
    <style:style style:name="P75" style:family="paragraph" style:parent-style-name="Standard">
      <style:paragraph-properties fo:text-align="justify" style:justify-single-word="false">
        <style:tab-stops>
          <style:tab-stop style:position="0cm"/>
          <style:tab-stop style:position="0.508cm"/>
        </style:tab-stops>
      </style:paragraph-properties>
      <style:text-properties fo:color="#ff3333" style:font-name="Franklin Gothic Medium" fo:font-size="10pt" fo:language="es" fo:country="MX" fo:font-style="normal" officeooo:rsid="001b6cef" officeooo:paragraph-rsid="0027e0fd" style:font-size-asian="10pt" style:font-style-asian="normal" style:font-name-complex="Arial" style:font-size-complex="10pt" style:font-style-complex="normal"/>
    </style:style>
    <style:style style:name="P76" style:family="paragraph" style:parent-style-name="Standard">
      <style:paragraph-properties fo:text-align="justify" style:justify-single-word="false">
        <style:tab-stops>
          <style:tab-stop style:position="0cm"/>
          <style:tab-stop style:position="0.508cm"/>
        </style:tab-stops>
      </style:paragraph-properties>
      <style:text-properties fo:color="#ff3333" style:font-name="Franklin Gothic Medium" fo:font-size="10pt" fo:language="es" fo:country="MX" fo:font-style="normal" fo:font-weight="normal" officeooo:rsid="00152249" officeooo:paragraph-rsid="00152249" style:font-size-asian="10pt" style:font-style-asian="normal" style:font-weight-asian="normal" style:font-name-complex="Arial" style:font-size-complex="10pt" style:font-style-complex="normal" style:font-weight-complex="normal"/>
    </style:style>
    <style:style style:name="P77" style:family="paragraph" style:parent-style-name="Standard">
      <style:paragraph-properties fo:text-align="justify" style:justify-single-word="false">
        <style:tab-stops>
          <style:tab-stop style:position="0cm"/>
          <style:tab-stop style:position="0.508cm"/>
        </style:tab-stops>
      </style:paragraph-properties>
      <style:text-properties fo:color="#ff3333" style:font-name="Franklin Gothic Medium" fo:font-size="10pt" fo:language="es" fo:country="MX" fo:font-style="normal" fo:font-weight="normal" officeooo:rsid="00152249" officeooo:paragraph-rsid="001fb84c" style:font-size-asian="10pt" style:font-style-asian="normal" style:font-weight-asian="normal" style:font-name-complex="Arial" style:font-size-complex="10pt" style:font-style-complex="normal" style:font-weight-complex="normal"/>
    </style:style>
    <style:style style:name="P78" style:family="paragraph" style:parent-style-name="Standard">
      <style:paragraph-properties fo:text-align="justify" style:justify-single-word="false">
        <style:tab-stops>
          <style:tab-stop style:position="0cm"/>
          <style:tab-stop style:position="0.508cm"/>
        </style:tab-stops>
      </style:paragraph-properties>
      <style:text-properties fo:color="#ff3333" style:font-name="Franklin Gothic Medium" fo:font-size="10pt" fo:language="es" fo:country="MX" fo:font-style="normal" fo:font-weight="normal" officeooo:rsid="00152249" officeooo:paragraph-rsid="002923ee" style:font-size-asian="10pt" style:font-style-asian="normal" style:font-weight-asian="normal" style:font-name-complex="Arial" style:font-size-complex="10pt" style:font-style-complex="normal" style:font-weight-complex="normal"/>
    </style:style>
    <style:style style:name="P79" style:family="paragraph" style:parent-style-name="Standard">
      <style:paragraph-properties fo:text-align="justify" style:justify-single-word="false">
        <style:tab-stops>
          <style:tab-stop style:position="0cm"/>
          <style:tab-stop style:position="0.508cm"/>
        </style:tab-stops>
      </style:paragraph-properties>
      <style:text-properties fo:color="#ff3333" style:font-name="Franklin Gothic Medium" fo:font-size="10pt" fo:language="es" fo:country="MX" fo:font-style="normal" fo:font-weight="normal" officeooo:rsid="00152249" officeooo:paragraph-rsid="002a0c00" style:font-size-asian="10pt" style:font-style-asian="normal" style:font-weight-asian="normal" style:font-name-complex="Arial" style:font-size-complex="10pt" style:font-style-complex="normal" style:font-weight-complex="normal"/>
    </style:style>
    <style:style style:name="P80" style:family="paragraph" style:parent-style-name="Standard">
      <style:paragraph-properties fo:text-align="justify" style:justify-single-word="false">
        <style:tab-stops>
          <style:tab-stop style:position="0cm"/>
          <style:tab-stop style:position="0.508cm"/>
        </style:tab-stops>
      </style:paragraph-properties>
      <style:text-properties fo:color="#ff3333" style:font-name="Franklin Gothic Medium" fo:font-size="10pt" fo:language="es" fo:country="MX" officeooo:paragraph-rsid="0027c71b" style:font-size-asian="10pt" style:font-name-complex="Arial" style:font-size-complex="10pt"/>
    </style:style>
    <style:style style:name="P81" style:family="paragraph" style:parent-style-name="Standard">
      <style:paragraph-properties fo:text-align="justify" style:justify-single-word="false">
        <style:tab-stops>
          <style:tab-stop style:position="0cm"/>
          <style:tab-stop style:position="0.508cm"/>
        </style:tab-stops>
      </style:paragraph-properties>
      <style:text-properties fo:color="#ff3333" style:font-name="Franklin Gothic Medium" fo:font-size="10pt" fo:font-style="normal" officeooo:rsid="001b6cef" officeooo:paragraph-rsid="001b6cef" style:font-size-asian="10pt" style:font-style-asian="normal" style:font-size-complex="10pt" style:font-style-complex="normal"/>
    </style:style>
    <style:style style:name="P82" style:family="paragraph" style:parent-style-name="Standard">
      <style:paragraph-properties fo:text-align="justify" style:justify-single-word="false">
        <style:tab-stops>
          <style:tab-stop style:position="0cm"/>
          <style:tab-stop style:position="0.508cm"/>
        </style:tab-stops>
      </style:paragraph-properties>
      <style:text-properties fo:color="#ff3333" style:font-name="Franklin Gothic Medium" fo:font-size="10pt" fo:font-style="normal" officeooo:rsid="001b6cef" officeooo:paragraph-rsid="001d5763" style:font-size-asian="10pt" style:font-style-asian="normal" style:font-size-complex="10pt" style:font-style-complex="normal"/>
    </style:style>
    <style:style style:name="P83" style:family="paragraph" style:parent-style-name="Standard">
      <style:paragraph-properties fo:text-align="justify" style:justify-single-word="false">
        <style:tab-stops>
          <style:tab-stop style:position="0cm"/>
          <style:tab-stop style:position="0.508cm"/>
        </style:tab-stops>
      </style:paragraph-properties>
      <style:text-properties fo:color="#ff3333" style:font-name="Franklin Gothic Medium" fo:font-size="10pt" fo:font-style="normal" officeooo:rsid="001b6cef" officeooo:paragraph-rsid="0027e0fd" style:font-size-asian="10pt" style:font-style-asian="normal" style:font-size-complex="10pt" style:font-style-complex="normal"/>
    </style:style>
    <style:style style:name="P84" style:family="paragraph" style:parent-style-name="Standard">
      <style:paragraph-properties fo:text-align="justify" style:justify-single-word="false">
        <style:tab-stops>
          <style:tab-stop style:position="0cm"/>
          <style:tab-stop style:position="0.254cm"/>
        </style:tab-stops>
      </style:paragraph-properties>
      <style:text-properties fo:color="#ff0000" style:font-name="Liberation Sans" fo:font-size="12pt" fo:language="es" fo:country="MX" fo:font-weight="bold" officeooo:paragraph-rsid="000edacc" style:font-size-asian="12pt" style:font-weight-asian="bold" style:font-name-complex="Arial" style:font-size-complex="12pt" style:font-weight-complex="bold"/>
    </style:style>
    <style:style style:name="P85" style:family="paragraph" style:parent-style-name="Standard">
      <style:paragraph-properties fo:text-align="justify" style:justify-single-word="false">
        <style:tab-stops>
          <style:tab-stop style:position="0cm"/>
          <style:tab-stop style:position="0.508cm"/>
        </style:tab-stops>
      </style:paragraph-properties>
      <style:text-properties fo:color="#ff0000" style:font-name="Liberation Sans" fo:font-size="12pt" fo:language="es" fo:country="MX" officeooo:paragraph-rsid="000edacc" style:font-size-asian="12pt" style:font-name-complex="Arial" style:font-size-complex="12pt"/>
    </style:style>
    <style:style style:name="P86" style:family="paragraph" style:parent-style-name="Standard">
      <style:paragraph-properties fo:text-align="justify" style:justify-single-word="false">
        <style:tab-stops>
          <style:tab-stop style:position="0cm"/>
          <style:tab-stop style:position="0.508cm"/>
        </style:tab-stops>
      </style:paragraph-properties>
      <style:text-properties fo:color="#ff0000" style:font-name="Liberation Sans" fo:font-size="12pt" fo:language="es" fo:country="MX" officeooo:paragraph-rsid="00323654" style:font-size-asian="12pt" style:font-name-complex="Arial" style:font-size-complex="12pt"/>
    </style:style>
    <style:style style:name="P87" style:family="paragraph" style:parent-style-name="Standard">
      <style:paragraph-properties fo:text-align="justify" style:justify-single-word="false">
        <style:tab-stops>
          <style:tab-stop style:position="0cm"/>
          <style:tab-stop style:position="0.254cm"/>
        </style:tab-stops>
      </style:paragraph-properties>
      <style:text-properties fo:color="#ff0000" style:font-name="Liberation Sans" fo:font-size="12pt" fo:language="es" fo:country="MX" officeooo:paragraph-rsid="000edacc" style:font-size-asian="12pt" style:font-name-complex="Arial" style:font-size-complex="12pt"/>
    </style:style>
    <style:style style:name="P88" style:family="paragraph" style:parent-style-name="Standard">
      <style:paragraph-properties fo:text-align="justify" style:justify-single-word="false">
        <style:tab-stops>
          <style:tab-stop style:position="0cm"/>
          <style:tab-stop style:position="3.048cm"/>
        </style:tab-stops>
      </style:paragraph-properties>
      <style:text-properties fo:color="#ff0000" style:font-name="Liberation Sans" fo:font-size="12pt" fo:language="es" fo:country="MX" officeooo:paragraph-rsid="000edacc" style:font-size-asian="12pt" style:font-name-complex="Arial" style:font-size-complex="12pt"/>
    </style:style>
    <style:style style:name="P89" style:family="paragraph" style:parent-style-name="Standard">
      <style:paragraph-properties fo:text-align="justify" style:justify-single-word="false">
        <style:tab-stops>
          <style:tab-stop style:position="0cm"/>
          <style:tab-stop style:position="0.508cm"/>
        </style:tab-stops>
      </style:paragraph-properties>
      <style:text-properties fo:color="#ff0000" style:font-name="Liberation Sans" fo:language="es" fo:country="MX" officeooo:paragraph-rsid="000edacc"/>
    </style:style>
    <style:style style:name="P90" style:family="paragraph" style:parent-style-name="Standard">
      <style:paragraph-properties fo:text-align="justify" style:justify-single-word="false">
        <style:tab-stops>
          <style:tab-stop style:position="0cm"/>
          <style:tab-stop style:position="0.254cm"/>
        </style:tab-stops>
      </style:paragraph-properties>
      <style:text-properties fo:color="#ff0000" style:font-name="Liberation Sans" fo:language="es" fo:country="MX" officeooo:paragraph-rsid="000edacc"/>
    </style:style>
    <style:style style:name="P91" style:family="paragraph" style:parent-style-name="Standard">
      <style:paragraph-properties fo:text-align="justify" style:justify-single-word="false">
        <style:tab-stops>
          <style:tab-stop style:position="0cm"/>
          <style:tab-stop style:position="3.048cm"/>
        </style:tab-stops>
      </style:paragraph-properties>
      <style:text-properties fo:color="#ff0000" style:font-name="Liberation Sans" fo:language="es" fo:country="MX" officeooo:paragraph-rsid="000edacc"/>
    </style:style>
    <style:style style:name="P92" style:family="paragraph" style:parent-style-name="Standard">
      <style:paragraph-properties fo:text-align="justify" style:justify-single-word="false">
        <style:tab-stops>
          <style:tab-stop style:position="0cm"/>
          <style:tab-stop style:position="0.508cm"/>
        </style:tab-stops>
      </style:paragraph-properties>
      <style:text-properties fo:color="#ff0000" style:font-name="Sans Light" fo:font-size="12pt" fo:language="es" fo:country="MX" fo:font-weight="normal" officeooo:paragraph-rsid="000edacc" style:font-size-asian="10.5pt" style:font-weight-asian="normal" style:font-name-complex="Arial" style:font-size-complex="12pt" style:font-weight-complex="normal"/>
    </style:style>
    <style:style style:name="P93" style:family="paragraph" style:parent-style-name="Standard">
      <style:paragraph-properties fo:text-align="justify" style:justify-single-word="false">
        <style:tab-stops>
          <style:tab-stop style:position="0cm"/>
          <style:tab-stop style:position="0.508cm"/>
        </style:tab-stops>
      </style:paragraph-properties>
      <style:text-properties fo:color="#ff0000" style:font-name="Liberation Serif" fo:language="es" fo:country="MX" fo:font-weight="bold" officeooo:paragraph-rsid="000edacc" style:font-weight-asian="bold" style:font-weight-complex="bold"/>
    </style:style>
    <style:style style:name="P94" style:family="paragraph" style:parent-style-name="Standard">
      <style:paragraph-properties fo:text-align="justify" style:justify-single-word="false">
        <style:tab-stops>
          <style:tab-stop style:position="0cm"/>
          <style:tab-stop style:position="0.508cm"/>
        </style:tab-stops>
      </style:paragraph-properties>
      <style:text-properties fo:color="#ff0000" style:font-name="Liberation Serif" fo:font-size="11pt" fo:language="es" fo:country="MX" fo:font-weight="bold" officeooo:paragraph-rsid="000edacc" style:font-size-asian="11pt" style:font-weight-asian="bold" style:font-size-complex="11pt" style:font-weight-complex="bold"/>
    </style:style>
    <style:style style:name="P95" style:family="paragraph" style:parent-style-name="Standard">
      <style:paragraph-properties fo:text-align="justify" style:justify-single-word="false">
        <style:tab-stops>
          <style:tab-stop style:position="0.508cm"/>
          <style:tab-stop style:position="2.619cm"/>
        </style:tab-stops>
      </style:paragraph-properties>
      <style:text-properties fo:color="#ff0000" style:font-name="Liberation Serif" fo:font-size="11pt" fo:language="es" fo:country="MX" fo:font-weight="bold" officeooo:paragraph-rsid="000edacc" style:font-size-asian="11pt" style:font-weight-asian="bold" style:font-size-complex="11pt" style:font-weight-complex="bold"/>
    </style:style>
    <style:style style:name="P96" style:family="paragraph" style:parent-style-name="Standard">
      <style:paragraph-properties fo:text-align="justify" style:justify-single-word="false">
        <style:tab-stops>
          <style:tab-stop style:position="0cm"/>
          <style:tab-stop style:position="0.254cm"/>
        </style:tab-stops>
      </style:paragraph-properties>
      <style:text-properties fo:color="#ff0000" style:font-name="Liberation Serif" fo:font-size="11pt" fo:language="es" fo:country="MX" fo:font-weight="bold" officeooo:paragraph-rsid="000edacc" style:font-size-asian="11pt" style:font-weight-asian="bold" style:font-size-complex="11pt" style:font-weight-complex="bold"/>
    </style:style>
    <style:style style:name="P97" style:family="paragraph" style:parent-style-name="Standard">
      <style:paragraph-properties fo:text-align="justify" style:justify-single-word="false"/>
    </style:style>
    <style:style style:name="P98"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Mono" fo:font-size="12pt" fo:language="es" fo:country="MX" officeooo:paragraph-rsid="000edacc" style:font-size-asian="12pt" style:font-name-complex="Arial" style:font-size-complex="12pt"/>
    </style:style>
    <style:style style:name="P99" style:family="paragraph" style:parent-style-name="Standard">
      <style:paragraph-properties fo:text-align="justify" style:justify-single-word="false">
        <style:tab-stops>
          <style:tab-stop style:position="0cm"/>
          <style:tab-stop style:position="0.254cm"/>
        </style:tab-stops>
      </style:paragraph-properties>
      <style:text-properties style:font-name="Liberation Mono" fo:font-size="12pt" fo:language="es" fo:country="MX" officeooo:paragraph-rsid="000edacc" style:font-size-asian="12pt" style:font-name-complex="Arial" style:font-size-complex="12pt"/>
    </style:style>
    <style:style style:name="P100"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Mono" fo:language="es" fo:country="MX" officeooo:paragraph-rsid="000edacc" style:font-name-complex="Arial"/>
    </style:style>
    <style:style style:name="P101"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Mono" officeooo:paragraph-rsid="000edacc"/>
    </style:style>
    <style:style style:name="P102"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Mono" officeooo:paragraph-rsid="002a0c00"/>
    </style:style>
    <style:style style:name="P103" style:family="paragraph" style:parent-style-name="Standard">
      <style:paragraph-properties fo:text-align="justify" style:justify-single-word="false">
        <style:tab-stops>
          <style:tab-stop style:position="0cm"/>
          <style:tab-stop style:position="0.254cm"/>
        </style:tab-stops>
      </style:paragraph-properties>
      <style:text-properties style:font-name="Liberation Mono" officeooo:paragraph-rsid="002c9fdb"/>
    </style:style>
    <style:style style:name="P104"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erif" fo:font-size="11pt" fo:font-weight="bold" officeooo:paragraph-rsid="000edacc" style:font-size-asian="11pt" style:font-weight-asian="bold" style:font-size-complex="11pt" style:font-weight-complex="bold"/>
    </style:style>
    <style:style style:name="P105" style:family="paragraph" style:parent-style-name="Standard">
      <style:paragraph-properties fo:text-align="justify" style:justify-single-word="false">
        <style:tab-stops>
          <style:tab-stop style:position="0cm"/>
          <style:tab-stop style:position="0.254cm"/>
        </style:tab-stops>
      </style:paragraph-properties>
      <style:text-properties style:font-name="Liberation Serif" fo:font-size="11pt" fo:font-weight="bold" officeooo:paragraph-rsid="002c9fdb" style:font-size-asian="11pt" style:font-weight-asian="bold" style:font-size-complex="11pt" style:font-weight-complex="bold"/>
    </style:style>
    <style:style style:name="P106" style:family="paragraph" style:parent-style-name="Standard">
      <style:paragraph-properties fo:text-align="justify" style:justify-single-word="false">
        <style:tab-stops>
          <style:tab-stop style:position="0cm"/>
          <style:tab-stop style:position="0.508cm"/>
        </style:tab-stops>
      </style:paragraph-properties>
      <style:text-properties style:font-name="Liberation Serif" officeooo:paragraph-rsid="002ba4d5"/>
    </style:style>
    <style:style style:name="P107" style:family="paragraph" style:parent-style-name="Standard">
      <style:paragraph-properties fo:text-align="justify" style:justify-single-word="false">
        <style:tab-stops>
          <style:tab-stop style:position="0cm"/>
          <style:tab-stop style:position="0.254cm"/>
        </style:tab-stops>
      </style:paragraph-properties>
      <style:text-properties style:font-name="Liberation Serif" officeooo:paragraph-rsid="000edacc"/>
    </style:style>
    <style:style style:name="P108" style:family="paragraph" style:parent-style-name="Standard">
      <style:paragraph-properties fo:text-align="end" style:justify-single-word="false">
        <style:tab-stops>
          <style:tab-stop style:position="0cm"/>
          <style:tab-stop style:position="0.508cm"/>
        </style:tab-stops>
      </style:paragraph-properties>
      <style:text-properties fo:color="#999999" style:font-name="Liberation Serif" fo:font-size="11pt" fo:language="es" fo:country="MX" officeooo:paragraph-rsid="000edacc" style:font-size-asian="11pt" style:font-name-complex="Arial" style:font-size-complex="11pt"/>
    </style:style>
    <style:style style:name="P109" style:family="paragraph" style:parent-style-name="Standard">
      <style:paragraph-properties fo:text-align="end" style:justify-single-word="false">
        <style:tab-stops>
          <style:tab-stop style:position="0cm"/>
          <style:tab-stop style:position="0.508cm"/>
        </style:tab-stops>
      </style:paragraph-properties>
      <style:text-properties fo:color="#999999" style:font-name="Liberation Serif" fo:font-size="11pt" fo:language="es" fo:country="MX" fo:font-weight="bold" officeooo:paragraph-rsid="000edacc" style:font-size-asian="11pt" style:font-weight-asian="bold" style:font-name-complex="Arial" style:font-size-complex="11pt" style:font-weight-complex="bold"/>
    </style:style>
    <style:style style:name="P110" style:family="paragraph" style:parent-style-name="Standard">
      <style:paragraph-properties fo:text-align="justify" style:justify-single-word="false">
        <style:tab-stops>
          <style:tab-stop style:position="0cm"/>
          <style:tab-stop style:position="0.508cm"/>
        </style:tab-stops>
      </style:paragraph-properties>
      <style:text-properties fo:color="#999999" style:font-name="Liberation Sans" officeooo:rsid="001d5763" officeooo:paragraph-rsid="001d5763"/>
    </style:style>
    <style:style style:name="P111" style:family="paragraph" style:parent-style-name="Standard">
      <style:paragraph-properties fo:text-align="justify" style:justify-single-word="false" fo:break-before="page">
        <style:tab-stops>
          <style:tab-stop style:position="0cm"/>
          <style:tab-stop style:position="0.254cm"/>
        </style:tab-stops>
      </style:paragraph-properties>
      <style:text-properties style:font-name="Liberation Sans" officeooo:paragraph-rsid="000edacc"/>
    </style:style>
    <style:style style:name="P112" style:family="paragraph" style:parent-style-name="Standard">
      <style:paragraph-properties fo:text-align="justify" style:justify-single-word="false" fo:break-before="page">
        <style:tab-stops>
          <style:tab-stop style:position="0cm"/>
          <style:tab-stop style:position="0.254cm"/>
        </style:tab-stops>
      </style:paragraph-properties>
      <style:text-properties style:font-name="Liberation Sans" fo:font-size="16pt" fo:language="es" fo:country="MX" fo:font-weight="bold" officeooo:paragraph-rsid="000edacc" style:font-size-asian="16pt" style:font-weight-asian="bold" style:font-name-complex="Arial" style:font-size-complex="16pt" style:font-weight-complex="bold"/>
    </style:style>
    <style:style style:name="P113" style:family="paragraph" style:parent-style-name="Preformatted_20_Text">
      <style:paragraph-properties fo:text-align="justify" style:justify-single-word="false">
        <style:tab-stops>
          <style:tab-stop style:position="0cm"/>
          <style:tab-stop style:position="0.508cm"/>
        </style:tab-stops>
      </style:paragraph-properties>
      <style:text-properties fo:font-variant="normal" fo:text-transform="none" fo:color="#ff0000" style:font-name="Franklin Gothic Medium" fo:font-size="10pt" fo:letter-spacing="normal" fo:font-style="normal" fo:font-weight="normal" officeooo:paragraph-rsid="00219701" style:font-size-asian="10pt" style:font-weight-asian="normal" style:font-size-complex="10pt" style:font-weight-complex="normal"/>
    </style:style>
    <style:style style:name="P114" style:family="paragraph" style:parent-style-name="Preformatted_20_Text">
      <style:paragraph-properties fo:text-align="justify" style:justify-single-word="false">
        <style:tab-stops>
          <style:tab-stop style:position="0cm"/>
          <style:tab-stop style:position="0.508cm"/>
        </style:tab-stops>
      </style:paragraph-properties>
      <style:text-properties fo:font-variant="normal" fo:text-transform="none" fo:color="#ff0000" style:font-name="Franklin Gothic Medium" fo:font-size="10pt" fo:letter-spacing="normal" fo:font-weight="normal" officeooo:paragraph-rsid="00219701" style:font-size-asian="10pt" style:font-weight-asian="normal" style:font-size-complex="10pt" style:font-weight-complex="normal"/>
    </style:style>
    <style:style style:name="P115" style:family="paragraph" style:parent-style-name="Preformatted_20_Text">
      <style:paragraph-properties fo:text-align="justify" style:justify-single-word="false">
        <style:tab-stops>
          <style:tab-stop style:position="0cm"/>
          <style:tab-stop style:position="0.508cm"/>
        </style:tab-stops>
      </style:paragraph-properties>
      <style:text-properties style:font-name="Franklin Gothic Medium" fo:font-size="10pt" fo:font-weight="normal" officeooo:paragraph-rsid="00219701" style:font-size-asian="10pt" style:font-weight-asian="normal" style:font-size-complex="10pt" style:font-weight-complex="normal"/>
    </style:style>
    <style:style style:name="P116" style:family="paragraph" style:parent-style-name="Preformatted_20_Text">
      <style:paragraph-properties fo:text-align="justify" style:justify-single-word="false">
        <style:tab-stops>
          <style:tab-stop style:position="0cm"/>
          <style:tab-stop style:position="0.508cm"/>
        </style:tab-stops>
      </style:paragraph-properties>
      <style:text-properties style:font-name="Franklin Gothic Medium" fo:font-size="10pt" fo:font-weight="normal" officeooo:paragraph-rsid="0023138e" style:font-size-asian="10pt" style:font-weight-asian="normal" style:font-size-complex="10pt" style:font-weight-complex="normal"/>
    </style:style>
    <style:style style:name="P117" style:family="paragraph" style:parent-style-name="Preformatted_20_Text">
      <style:paragraph-properties fo:text-align="justify" style:justify-single-word="false">
        <style:tab-stops>
          <style:tab-stop style:position="0cm"/>
          <style:tab-stop style:position="0.508cm"/>
        </style:tab-stops>
      </style:paragraph-properties>
      <style:text-properties style:font-name="Franklin Gothic Medium" fo:font-size="10pt" fo:font-weight="normal" officeooo:paragraph-rsid="002403e3" style:font-size-asian="10pt" style:font-weight-asian="normal" style:font-size-complex="10pt" style:font-weight-complex="normal"/>
    </style:style>
    <style:style style:name="T1" style:family="text">
      <style:text-properties fo:color="#ff0000"/>
    </style:style>
    <style:style style:name="T2" style:family="text">
      <style:text-properties fo:color="#ff0000" fo:language="es" fo:country="MX"/>
    </style:style>
    <style:style style:name="T3" style:family="text">
      <style:text-properties fo:color="#ff0000" fo:language="es" fo:country="MX" style:font-name-asian="Courier"/>
    </style:style>
    <style:style style:name="T4" style:family="text">
      <style:text-properties fo:color="#ff0000" fo:language="es" fo:country="MX" style:font-name-complex="Arial"/>
    </style:style>
    <style:style style:name="T5" style:family="text">
      <style:text-properties fo:color="#ff0000" fo:language="es" fo:country="MX" officeooo:rsid="002c9fdb"/>
    </style:style>
    <style:style style:name="T6" style:family="text">
      <style:text-properties fo:color="#ff0000" fo:language="es" fo:country="MX" officeooo:rsid="0030cc37"/>
    </style:style>
    <style:style style:name="T7" style:family="text">
      <style:text-properties fo:color="#ff0000" fo:font-size="12pt" fo:language="es" fo:country="MX" fo:font-weight="bold" style:font-size-asian="12pt" style:font-weight-asian="bold" style:font-name-complex="Arial" style:font-size-complex="12pt" style:font-weight-complex="bold"/>
    </style:style>
    <style:style style:name="T8" style:family="text">
      <style:text-properties fo:color="#ff0000" fo:font-size="12pt" fo:language="es" fo:country="MX" style:font-size-asian="12pt" style:font-name-complex="Arial" style:font-size-complex="12pt"/>
    </style:style>
    <style:style style:name="T9" style:family="text">
      <style:text-properties fo:color="#ff0000" fo:font-size="11pt" fo:language="es" fo:country="MX" fo:font-weight="bold" style:font-size-asian="11pt" style:font-weight-asian="bold" style:font-size-complex="11pt" style:font-weight-complex="bold"/>
    </style:style>
    <style:style style:name="T10" style:family="text">
      <style:text-properties fo:color="#ff0000" style:font-name="Liberation Sans" fo:font-size="11pt" fo:language="es" fo:country="MX" fo:font-weight="bold" style:font-size-asian="11pt" style:font-weight-asian="bold" style:font-name-complex="Arial" style:font-size-complex="11pt" style:font-weight-complex="bold"/>
    </style:style>
    <style:style style:name="T11" style:family="text">
      <style:text-properties fo:color="#ff0000" style:font-name="Liberation Sans" fo:font-size="12pt" fo:language="es" fo:country="MX" fo:font-weight="bold" style:font-size-asian="12pt" style:font-weight-asian="bold" style:font-name-complex="Arial" style:font-size-complex="12pt" style:font-weight-complex="bold"/>
    </style:style>
    <style:style style:name="T12" style:family="text">
      <style:text-properties fo:language="es" fo:country="MX" style:font-name-complex="Arial"/>
    </style:style>
    <style:style style:name="T13" style:family="text">
      <style:text-properties fo:language="es" fo:country="MX" officeooo:rsid="001b6cef" style:font-name-complex="Arial"/>
    </style:style>
    <style:style style:name="T14" style:family="text">
      <style:text-properties fo:language="es" fo:country="MX" officeooo:rsid="001d5763" style:font-name-complex="Arial"/>
    </style:style>
    <style:style style:name="T15" style:family="text">
      <style:text-properties fo:language="es" fo:country="MX" officeooo:rsid="0027e0fd" style:font-name-complex="Arial"/>
    </style:style>
    <style:style style:name="T16" style:family="text">
      <style:text-properties fo:language="es" fo:country="MX" officeooo:rsid="002c9fdb" style:font-name-complex="Arial"/>
    </style:style>
    <style:style style:name="T17" style:family="text">
      <style:text-properties fo:language="es" fo:country="MX" style:font-style-asian="normal" style:font-name-complex="Arial" style:font-style-complex="normal"/>
    </style:style>
    <style:style style:name="T18" style:family="text">
      <style:text-properties fo:language="es" fo:country="MX" officeooo:rsid="002403e3" style:font-style-asian="normal" style:font-name-complex="Arial" style:font-style-complex="normal"/>
    </style:style>
    <style:style style:name="T19" style:family="text">
      <style:text-properties fo:language="es" fo:country="MX" style:font-name-asian="Arial" style:font-name-complex="Arial"/>
    </style:style>
    <style:style style:name="T20" style:family="text">
      <style:text-properties fo:font-size="12pt" fo:language="es" fo:country="MX" fo:font-weight="bold" style:font-size-asian="12pt" style:font-weight-asian="bold" style:font-name-complex="Arial" style:font-size-complex="12pt" style:font-weight-complex="bold"/>
    </style:style>
    <style:style style:name="T21" style:family="text">
      <style:text-properties fo:font-size="12pt" fo:language="es" fo:country="MX" style:font-size-asian="12pt" style:font-name-complex="Arial" style:font-size-complex="12pt"/>
    </style:style>
    <style:style style:name="T22" style:family="text">
      <style:text-properties fo:font-size="12pt" fo:language="es" fo:country="MX" officeooo:rsid="001b6cef" style:font-size-asian="12pt" style:font-name-complex="Arial" style:font-size-complex="12pt"/>
    </style:style>
    <style:style style:name="T23" style:family="text">
      <style:text-properties fo:font-size="12pt" fo:language="es" fo:country="MX" officeooo:rsid="001fb84c" style:font-size-asian="12pt" style:font-name-complex="Arial" style:font-size-complex="12pt"/>
    </style:style>
    <style:style style:name="T24" style:family="text">
      <style:text-properties fo:font-size="12pt" fo:language="es" fo:country="MX" officeooo:rsid="00219701" style:font-size-asian="12pt" style:font-name-complex="Arial" style:font-size-complex="12pt"/>
    </style:style>
    <style:style style:name="T25" style:family="text">
      <style:text-properties fo:font-size="12pt" fo:language="es" fo:country="MX" officeooo:rsid="0027e0fd" style:font-size-asian="12pt" style:font-name-complex="Arial" style:font-size-complex="12pt"/>
    </style:style>
    <style:style style:name="T26" style:family="text">
      <style:text-properties fo:font-size="12pt" fo:language="es" fo:country="MX" fo:font-style="italic" style:font-size-asian="12pt" style:font-style-asian="italic" style:font-name-complex="Arial" style:font-size-complex="12pt" style:font-style-complex="italic"/>
    </style:style>
    <style:style style:name="T27" style:family="text">
      <style:text-properties fo:font-size="12pt" fo:language="es" fo:country="MX" style:font-name-asian="Arial" style:font-size-asian="12pt" style:font-name-complex="Arial" style:font-size-complex="12pt"/>
    </style:style>
    <style:style style:name="T28" style:family="text">
      <style:text-properties fo:font-size="12pt" style:font-size-asian="12pt" style:font-size-complex="12pt"/>
    </style:style>
    <style:style style:name="T29" style:family="text">
      <style:text-properties fo:font-size="16pt" fo:language="es" fo:country="MX" fo:font-weight="bold" style:font-size-asian="16pt" style:font-weight-asian="bold" style:font-name-complex="Arial" style:font-size-complex="16pt" style:font-weight-complex="bold"/>
    </style:style>
    <style:style style:name="T30" style:family="text">
      <style:text-properties fo:font-size="16pt" fo:language="es" fo:country="MX" fo:font-weight="bold" officeooo:rsid="000edacc" style:font-size-asian="16pt" style:font-weight-asian="bold" style:font-name-complex="Arial" style:font-size-complex="16pt" style:font-weight-complex="bold"/>
    </style:style>
    <style:style style:name="T31" style:family="text">
      <style:text-properties fo:font-size="16pt" fo:language="es" fo:country="MX" fo:font-weight="bold" officeooo:rsid="001ec04c" style:font-size-asian="16pt" style:font-weight-asian="bold" style:font-name-complex="Arial" style:font-size-complex="16pt" style:font-weight-complex="bold"/>
    </style:style>
    <style:style style:name="T32" style:family="text">
      <style:text-properties officeooo:rsid="000edacc"/>
    </style:style>
    <style:style style:name="T33" style:family="text">
      <style:text-properties fo:color="#6666ff" fo:font-size="12pt" fo:language="es" fo:country="MX" fo:font-weight="bold" officeooo:rsid="000f4e51" style:font-size-asian="12pt" style:font-weight-asian="bold" style:font-name-complex="Arial" style:font-size-complex="12pt" style:font-weight-complex="bold"/>
    </style:style>
    <style:style style:name="T34" style:family="text">
      <style:text-properties fo:color="#6666ff" fo:font-size="12pt" fo:language="es" fo:country="MX" fo:font-weight="bold" officeooo:rsid="001b6cef" style:font-size-asian="12pt" style:font-weight-asian="bold" style:font-name-complex="Arial" style:font-size-complex="12pt" style:font-weight-complex="bold"/>
    </style:style>
    <style:style style:name="T35" style:family="text">
      <style:text-properties fo:color="#6666ff" fo:font-size="12pt" fo:language="es" fo:country="MX" fo:font-weight="bold" officeooo:rsid="002923ee" style:font-size-asian="12pt" style:font-weight-asian="bold" style:font-name-complex="Arial" style:font-size-complex="12pt" style:font-weight-complex="bold"/>
    </style:style>
    <style:style style:name="T36" style:family="text">
      <style:text-properties fo:color="#6666ff" fo:font-size="12pt" fo:language="es" fo:country="MX" fo:font-weight="bold" officeooo:rsid="002ba4d5" style:font-size-asian="12pt" style:font-weight-asian="bold" style:font-name-complex="Arial" style:font-size-complex="12pt" style:font-weight-complex="bold"/>
    </style:style>
    <style:style style:name="T37" style:family="text">
      <style:text-properties fo:color="#6666ff" fo:font-size="12pt" fo:language="es" fo:country="MX" officeooo:rsid="000f4e51" style:font-size-asian="12pt" style:font-name-complex="Arial" style:font-size-complex="12pt"/>
    </style:style>
    <style:style style:name="T38" style:family="text">
      <style:text-properties fo:color="#6666ff" fo:font-size="12pt" fo:language="es" fo:country="MX" officeooo:rsid="001ec04c" style:font-size-asian="12pt" style:font-name-complex="Arial" style:font-size-complex="12pt"/>
    </style:style>
    <style:style style:name="T39" style:family="text">
      <style:text-properties fo:color="#6666ff" fo:font-size="12pt" fo:language="es" fo:country="MX" officeooo:rsid="00279040" style:font-size-asian="12pt" style:font-name-complex="Arial" style:font-size-complex="12pt"/>
    </style:style>
    <style:style style:name="T40" style:family="text">
      <style:text-properties fo:color="#6666ff" officeooo:rsid="000f4e51"/>
    </style:style>
    <style:style style:name="T41" style:family="text">
      <style:text-properties fo:color="#6666ff" style:font-name="Liberation Sans" fo:font-size="12pt" fo:language="es" fo:country="MX" fo:font-weight="bold" officeooo:rsid="000f4e51" style:font-size-asian="12pt" style:font-weight-asian="bold" style:font-name-complex="Arial" style:font-size-complex="12pt" style:font-weight-complex="bold"/>
    </style:style>
    <style:style style:name="T42" style:family="text">
      <style:text-properties fo:color="#6666ff" style:font-name="Liberation Sans" fo:font-size="12pt" fo:language="es" fo:country="MX" fo:font-weight="bold" officeooo:rsid="00286b0d" style:font-size-asian="12pt" style:font-weight-asian="bold" style:font-name-complex="Arial" style:font-size-complex="12pt" style:font-weight-complex="bold"/>
    </style:style>
    <style:style style:name="T43" style:family="text">
      <style:text-properties fo:color="#6666ff" style:font-name="Liberation Sans" fo:font-size="12pt" fo:language="es" fo:country="MX" fo:font-weight="bold" officeooo:rsid="00323654" style:font-size-asian="12pt" style:font-weight-asian="bold" style:font-name-complex="Arial" style:font-size-complex="12pt" style:font-weight-complex="bold"/>
    </style:style>
    <style:style style:name="T44" style:family="text">
      <style:text-properties style:font-name="Liberation Mono" fo:font-size="12pt" fo:language="es" fo:country="MX" style:font-size-asian="12pt" style:font-name-complex="Arial" style:font-size-complex="12pt"/>
    </style:style>
    <style:style style:name="T45" style:family="text">
      <style:text-properties style:font-name="Liberation Mono" fo:font-size="12pt" fo:language="es" fo:country="MX" officeooo:rsid="0012ea9c" style:font-size-asian="12pt" style:font-name-complex="Arial" style:font-size-complex="12pt"/>
    </style:style>
    <style:style style:name="T46" style:family="text">
      <style:text-properties fo:color="#999999"/>
    </style:style>
    <style:style style:name="T47" style:family="text">
      <style:text-properties fo:color="#999999" fo:font-size="12pt" fo:language="es" fo:country="MX" style:font-size-asian="12pt" style:font-name-complex="Arial" style:font-size-complex="12pt"/>
    </style:style>
    <style:style style:name="T48" style:family="text">
      <style:text-properties fo:color="#999999" fo:font-size="12pt" fo:language="es" fo:country="MX" officeooo:rsid="001fb84c" style:font-size-asian="12pt" style:font-name-complex="Arial" style:font-size-complex="12pt"/>
    </style:style>
    <style:style style:name="T49" style:family="text">
      <style:text-properties fo:color="#999999" fo:font-size="12pt" fo:language="es" fo:country="MX" officeooo:rsid="00219701" style:font-size-asian="12pt" style:font-name-complex="Arial" style:font-size-complex="12pt"/>
    </style:style>
    <style:style style:name="T50" style:family="text">
      <style:text-properties fo:color="#999999" fo:font-size="12pt" fo:language="es" fo:country="MX" fo:font-weight="bold" style:font-size-asian="12pt" style:font-weight-asian="bold" style:font-name-complex="Arial" style:font-size-complex="12pt" style:font-weight-complex="bold"/>
    </style:style>
    <style:style style:name="T51" style:family="text">
      <style:text-properties fo:color="#999999" fo:font-size="12pt" fo:language="es" fo:country="MX" fo:font-style="italic" officeooo:rsid="000f4e51" style:font-size-asian="12pt" style:font-style-asian="italic" style:font-name-complex="Arial" style:font-size-complex="12pt" style:font-style-complex="italic"/>
    </style:style>
    <style:style style:name="T52" style:family="text">
      <style:text-properties fo:color="#999999" fo:font-size="12pt" fo:language="es" fo:country="MX" fo:font-style="italic" officeooo:rsid="00219701" style:font-size-asian="12pt" style:font-style-asian="italic" style:font-name-complex="Arial" style:font-size-complex="12pt" style:font-style-complex="italic"/>
    </style:style>
    <style:style style:name="T53" style:family="text">
      <style:text-properties fo:color="#999999" fo:font-size="12pt" fo:font-style="normal" style:font-size-asian="12pt" style:font-size-complex="12pt"/>
    </style:style>
    <style:style style:name="T54" style:family="text">
      <style:text-properties fo:color="#999999" officeooo:rsid="001fb84c"/>
    </style:style>
    <style:style style:name="T55" style:family="text">
      <style:text-properties fo:color="#999999" officeooo:rsid="00219701"/>
    </style:style>
    <style:style style:name="T56" style:family="text">
      <style:text-properties fo:color="#999999" style:font-name="Liberation Sans" fo:font-size="12pt" fo:language="es" fo:country="MX" fo:font-weight="bold" style:font-size-asian="12pt" style:font-weight-asian="bold" style:font-name-complex="Arial" style:font-size-complex="12pt" style:font-weight-complex="bold"/>
    </style:style>
    <style:style style:name="T57" style:family="text">
      <style:text-properties fo:color="#999999" fo:language="es" fo:country="MX" officeooo:rsid="002c9fdb" style:font-name-complex="Arial"/>
    </style:style>
    <style:style style:name="T58" style:family="text">
      <style:text-properties fo:color="#999999" officeooo:rsid="002c9fdb"/>
    </style:style>
    <style:style style:name="T59" style:family="text">
      <style:text-properties style:font-name="Liberation Mono" fo:font-size="12pt" fo:language="es" fo:country="MX" style:font-size-asian="12pt" style:font-name-complex="Arial" style:font-size-complex="12pt"/>
    </style:style>
    <style:style style:name="T60" style:family="text">
      <style:text-properties style:font-name="Liberation Mono" fo:font-size="12pt" fo:language="es" fo:country="MX" style:font-name-asian="Arial" style:font-size-asian="12pt" style:font-name-complex="Arial" style:font-size-complex="12pt"/>
    </style:style>
    <style:style style:name="T61" style:family="text">
      <style:text-properties style:font-name="Liberation Sans" fo:font-size="12pt" fo:language="es" fo:country="MX" fo:font-weight="bold" style:font-size-asian="12pt" style:font-weight-asian="bold" style:font-name-complex="Arial" style:font-size-complex="12pt" style:font-weight-complex="bold"/>
    </style:style>
    <style:style style:name="T62" style:family="text">
      <style:text-properties style:font-name="Liberation Sans" style:text-underline-style="none"/>
    </style:style>
    <style:style style:name="T63" style:family="text">
      <style:text-properties officeooo:rsid="001a4f02"/>
    </style:style>
    <style:style style:name="T64" style:family="text">
      <style:text-properties officeooo:rsid="001b4706"/>
    </style:style>
    <style:style style:name="T65" style:family="text">
      <style:text-properties fo:color="#ff3333" fo:font-size="10pt" fo:language="es" fo:country="MX" fo:font-style="normal" style:font-size-asian="10pt" style:font-style-asian="normal" style:font-name-complex="Arial" style:font-size-complex="10pt" style:font-style-complex="normal"/>
    </style:style>
    <style:style style:name="T66" style:family="text">
      <style:text-properties fo:color="#ff3333" fo:font-size="10pt" fo:language="es" fo:country="MX" style:font-size-asian="10pt" style:font-name-complex="Arial" style:font-size-complex="10pt"/>
    </style:style>
    <style:style style:name="T67" style:family="text">
      <style:text-properties fo:color="#ff3333" fo:font-size="10pt" fo:language="es" fo:country="MX" officeooo:rsid="001d5763" style:font-size-asian="10pt" style:font-name-complex="Arial" style:font-size-complex="10pt"/>
    </style:style>
    <style:style style:name="T68" style:family="text">
      <style:text-properties officeooo:rsid="001d5763"/>
    </style:style>
    <style:style style:name="T69" style:family="text">
      <style:text-properties style:text-underline-style="solid" style:text-underline-width="auto" style:text-underline-color="font-color"/>
    </style:style>
    <style:style style:name="T70" style:family="text">
      <style:text-properties fo:font-style="normal"/>
    </style:style>
    <style:style style:name="T71" style:family="text">
      <style:text-properties fo:font-style="normal" officeooo:rsid="002403e3"/>
    </style:style>
    <style:style style:name="T72" style:family="text">
      <style:text-properties officeooo:rsid="001fb84c"/>
    </style:style>
    <style:style style:name="T73" style:family="text">
      <style:text-properties officeooo:rsid="00219701"/>
    </style:style>
    <style:style style:name="T74" style:family="text">
      <style:text-properties fo:color="#000000" fo:font-size="12pt" fo:font-style="normal" style:font-size-asian="12pt" style:font-size-complex="12pt"/>
    </style:style>
    <style:style style:name="T75" style:family="text">
      <style:text-properties fo:color="#000000" fo:font-size="11pt" fo:font-style="normal" style:font-size-asian="11pt" style:font-size-complex="11pt"/>
    </style:style>
    <style:style style:name="T76" style:family="text">
      <style:text-properties fo:font-variant="normal" fo:text-transform="none" fo:color="#ff0000" fo:letter-spacing="normal"/>
    </style:style>
    <style:style style:name="T77" style:family="text">
      <style:text-properties fo:font-variant="normal" fo:text-transform="none" fo:color="#ff0000" fo:letter-spacing="normal" fo:font-style="normal"/>
    </style:style>
    <style:style style:name="T78" style:family="text">
      <style:text-properties fo:font-variant="normal" fo:text-transform="none" fo:color="#ff0000" fo:letter-spacing="normal" fo:font-style="normal" officeooo:rsid="002403e3"/>
    </style:style>
    <style:style style:name="T79" style:family="text">
      <style:text-properties fo:font-variant="normal" fo:text-transform="none" fo:color="#ff0000" fo:font-size="12pt" fo:letter-spacing="normal" style:font-size-asian="12pt" style:font-size-complex="12pt"/>
    </style:style>
    <style:style style:name="T80" style:family="text">
      <style:text-properties fo:font-variant="normal" fo:text-transform="none" fo:color="#ff0000" fo:font-size="12pt" fo:letter-spacing="normal" fo:font-style="normal" style:font-size-asian="12pt" style:font-size-complex="12pt"/>
    </style:style>
    <style:style style:name="T81" style:family="text">
      <style:text-properties fo:font-variant="normal" fo:text-transform="none" fo:color="#000000" fo:font-size="12pt" fo:letter-spacing="normal" fo:font-style="normal" style:font-size-asian="12pt" style:font-size-complex="12pt"/>
    </style:style>
    <style:style style:name="T82" style:family="text">
      <style:text-properties fo:font-variant="normal" fo:text-transform="none" fo:color="#000000" fo:font-size="12pt" fo:letter-spacing="normal" fo:font-style="normal" officeooo:rsid="00219701" style:font-size-asian="12pt" style:font-size-complex="12pt"/>
    </style:style>
    <style:style style:name="T83" style:family="text">
      <style:text-properties fo:font-variant="normal" fo:text-transform="none" fo:color="#000000" fo:font-size="12pt" fo:letter-spacing="normal" fo:font-style="normal" officeooo:rsid="0023138e" style:font-size-asian="12pt" style:font-size-complex="12pt"/>
    </style:style>
    <style:style style:name="T84" style:family="text">
      <style:text-properties fo:font-variant="normal" fo:text-transform="none" fo:color="#000000" fo:font-size="12pt" fo:letter-spacing="normal" fo:font-style="normal" officeooo:rsid="002403e3" style:font-size-asian="12pt" style:font-size-complex="12pt"/>
    </style:style>
    <style:style style:name="T85" style:family="text">
      <style:text-properties fo:font-variant="normal" fo:text-transform="none" fo:color="#000000" fo:letter-spacing="normal" fo:font-style="normal"/>
    </style:style>
    <style:style style:name="T86" style:family="text">
      <style:text-properties fo:font-variant="normal" fo:text-transform="none" fo:color="#999999" style:font-name="Liberation Sans" fo:font-size="12pt" fo:letter-spacing="normal" fo:language="es" fo:country="MX" fo:font-style="italic" officeooo:rsid="001d5763" style:font-size-asian="12pt" style:font-style-asian="italic" style:font-name-complex="Arial" style:font-size-complex="12pt" style:font-style-complex="italic"/>
    </style:style>
    <style:style style:name="T87" style:family="text">
      <style:text-properties fo:font-variant="normal" fo:text-transform="none" fo:color="#999999" fo:font-size="12pt" fo:letter-spacing="normal" fo:font-style="normal" style:font-size-asian="12pt" style:font-size-complex="12pt"/>
    </style:style>
    <style:style style:name="T88" style:family="text">
      <style:text-properties fo:font-variant="normal" fo:text-transform="none" fo:color="#999999" fo:font-size="12pt" fo:letter-spacing="normal" fo:font-style="normal" officeooo:rsid="00219701" style:font-size-asian="12pt" style:font-size-complex="12pt"/>
    </style:style>
    <style:style style:name="T89" style:family="text">
      <style:text-properties fo:font-variant="normal" fo:text-transform="none" fo:color="#999999" fo:font-size="12pt" fo:letter-spacing="normal" fo:font-style="normal" officeooo:rsid="002403e3" style:font-size-asian="12pt" style:font-size-complex="12pt"/>
    </style:style>
    <style:style style:name="T90" style:family="text">
      <style:text-properties officeooo:rsid="0027e0fd"/>
    </style:style>
    <style:style style:name="T91" style:family="text">
      <style:text-properties fo:color="#800000" fo:font-size="12pt" fo:language="es" fo:country="MX" fo:font-weight="bold" style:font-size-asian="12pt" style:font-weight-asian="bold" style:font-name-complex="Arial" style:font-size-complex="12pt" style:font-weight-complex="bold"/>
    </style:style>
    <style:style style:name="T92" style:family="text">
      <style:text-properties officeooo:rsid="002923ee"/>
    </style:style>
    <style:style style:name="T93" style:family="text">
      <style:text-properties style:use-window-font-color="true" officeooo:rsid="002923ee"/>
    </style:style>
    <style:style style:name="T94" style:family="text">
      <style:text-properties officeooo:rsid="002c9fdb"/>
    </style:style>
    <style:style style:name="T95" style:family="text">
      <style:text-properties officeooo:rsid="00323654"/>
    </style:style>
    <style:style style:name="T96" style:family="text"/>
    <style:style style:name="fr1" style:family="graphic" style:parent-style-name="Frame">
      <style:graphic-properties style:wrap="dynamic" style:number-wrapped-paragraphs="no-limit" style:vertical-pos="from-top" style:vertical-rel="page" style:horizontal-pos="from-left" style:horizontal-rel="page" fo:background-color="#ffffff" style:background-transparency="100%" draw:fill="solid" draw:fill-color="#ffffff" draw:opacity="0%" fo:padding="0.002cm" fo:border="none"/>
    </style:style>
    <style:style style:name="Sect1" style:family="section">
      <style:section-properties text:dont-balance-text-columns="false" style:editable="false">
        <style:columns fo:column-count="2" fo:column-gap="0cm">
          <style:column style:rel-width="4986*" fo:start-indent="0cm" fo:end-indent="0cm"/>
          <style:column style:rel-width="4986*"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6">Libreto del <text:span text:style-name="T32">Pastorela</text:span></text:p>
      <text:p text:style-name="P6">de <text:span text:style-name="T32">Catedral de Managua</text:span></text:p>
      <text:p text:style-name="P6"/>
      <text:p text:style-name="P7">La Natividad de Nuestro Señor</text:p>
      <text:p text:style-name="P6"/>
      <text:p text:style-name="P9">Catedral Inmaculada Concepción de Marí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oft-page-break/></text:p>
      <text:p text:style-name="P4"><text:span text:style-name="T29">P</text:span><text:span text:style-name="T30">RIMER ACTO</text:span></text:p>
      <text:p text:style-name="P14"/>
      <text:p text:style-name="P95"><text:span text:style-name="T32">Aparecen</text:span> situa<text:span text:style-name="T32">dos</text:span> María y los <text:span text:style-name="T32">ángeles mientras se canta.</text:span> María sentada en el centro y los ángeles en los laterales del escenario separados de María, que estará iluminada para resaltarla.</text:p>
      <text:p text:style-name="P92"/>
      <text:p text:style-name="P27"><text:span text:style-name="T47">CORO:</text:span><text:span text:style-name="T21"><text:tab/><text:tab/><text:tab/></text:span><text:span text:style-name="T37">Canto: “La flor se engendra en otra flor”</text:span></text:p>
      <text:p text:style-name="P17"/>
      <text:p text:style-name="P76"><text:tab/>Mim <text:s text:c="54"/>Re <text:s text:c="3"/>Mim</text:p>
      <text:p text:style-name="P58"><text:span text:style-name="T54">A.</text:span><text:span text:style-name="T72"><text:tab/></text:span>LA FLOR SE ENGENDRA EN OTRA FLOR,</text:p>
      <text:p text:style-name="P76"><text:tab/> <text:s text:c="14"/>Sol <text:s text:c="26"/>Re <text:s text:c="8"/>Mim</text:p>
      <text:p text:style-name="P48"><text:tab/>EN LA FLOR Y EN TIEMPO DE FLORES.</text:p>
      <text:p text:style-name="P15"/>
      <text:p text:style-name="P5"><text:span text:style-name="T50">ÁNGEL 1:</text:span><text:span text:style-name="T20"><text:tab/></text:span><text:span text:style-name="T44">Dichosa eres, María, porque el Señor a preparado en tu seno <text:tab/><text:tab/><text:tab/>una habitación para su Hijo. He aquí que una luz del cielo </text:span><text:span text:style-name="T45"><text:tab/><text:tab/><text:tab/><text:tab/></text:span><text:span text:style-name="T44">vendrá para morar en ti y por tu medio iluminará a todo el </text:span><text:span text:style-name="T45"><text:tab/><text:tab/><text:tab/><text:tab/></text:span><text:span text:style-name="T44">Mundo.</text:span></text:p>
      <text:p text:style-name="P20"/>
      <text:p text:style-name="P28"><text:span text:style-name="T47">CORO:</text:span><text:span text:style-name="T21"><text:tab/><text:tab/><text:tab/></text:span><text:span text:style-name="T37">Canto: “La flor se engendra en otra flor”</text:span></text:p>
      <text:p text:style-name="P18"/>
      <text:p text:style-name="P77"><text:tab/>Mim <text:s text:c="54"/>Re <text:s text:c="3"/>Mim</text:p>
      <text:p text:style-name="P59"><text:span text:style-name="T54">A.</text:span><text:span text:style-name="T72"><text:tab/></text:span>LA FLOR SE ENGENDRA EN OTRA FLOR,</text:p>
      <text:p text:style-name="P77"><text:tab/> <text:s text:c="14"/>Sol <text:s text:c="26"/>Re <text:s text:c="8"/>Mim</text:p>
      <text:p text:style-name="P51"><text:tab/>EN LA FLOR Y EN TIEMPO DE FLORES.</text:p>
      <text:p text:style-name="P49"/>
      <text:p text:style-name="P94">Le entrega una flor a María y se retira de ella.</text:p>
      <text:p text:style-name="P20"/>
      <text:p text:style-name="P5"><text:span text:style-name="T50">ÁNGEL 2:<text:tab/></text:span><text:span text:style-name="T44">¡Alégrate llena de gracia, el Señor es contigo. No temas<text:tab/><text:tab/><text:tab/><text:tab/>María, porque has hallado gracia delante de Dios; vas a<text:tab/><text:tab/><text:tab/><text:tab/>concebir en el seno y vas a dar a luz un hijo, a quien<text:tab/><text:tab/><text:tab/><text:tab/><text:tab/>pondrás por nombre Jesús. <text:s/>El será grande y será llamado<text:tab/><text:tab/><text:tab/><text:tab/>Hijo del Altísimo <text:s/>y el Señor Dios le dará el trono de<text:tab/><text:tab/><text:tab/><text:tab/><text:tab/>David su Padre, reinará sobre la Casa de Jacob por los<text:tab/><text:tab/><text:tab/><text:tab/><text:tab/>siglos y su Reino no tendrá fin.</text:span></text:p>
      <text:p text:style-name="P20"/>
      <text:p text:style-name="P5"><text:span text:style-name="T50">MARÍA:</text:span><text:span text:style-name="T20"><text:tab/></text:span><text:span text:style-name="T44">”¿Cómo será esto, pues no conozco varón?".</text:span></text:p>
      <text:p text:style-name="P20"/>
      <text:p text:style-name="P5"><text:span text:style-name="T50">ÁNGEL 2:</text:span><text:span text:style-name="T20"><text:tab/></text:span><text:span text:style-name="T44">El Santo vendrá sobre ti y el poder del Altísimo te cubrirá <text:tab/><text:tab/><text:tab/>con su sombra, por eso el que ha de nacer será Santo y será <text:tab/><text:tab/><text:tab/>llamado Hijo de Dios. Mira, también Isabel, tu pariente, ha <text:tab/><text:tab/><text:tab/>concebido un hijo en su vejez y este es ya el sexto mes de <text:tab/><text:tab/><text:tab/><text:tab/>aquella que llamaban estéril. Porque ninguna cosa es <text:tab/><text:tab/><text:tab/><text:tab/><text:tab/>imposible para Dios.</text:span></text:p>
      <text:p text:style-name="P98"/>
      <text:p text:style-name="P5"><text:span text:style-name="T50">MARÍA:</text:span><text:span text:style-name="T20"><text:tab/></text:span><text:span text:style-name="T44">"He aquí la esclava del Señor; hágase en mí según tu <text:tab/><text:tab/><text:tab/><text:tab/><text:tab/>palabra”.</text:span></text:p>
      <text:p text:style-name="P109">(Mt. 1, 26-37)</text:p>
      <text:p text:style-name="P89"/>
      <text:p text:style-name="P94">Los ángeles se han reunido y salen</text:p>
      <text:p text:style-name="P29"><text:soft-page-break/><text:span text:style-name="T47">CORO:</text:span><text:span text:style-name="T21"><text:tab/><text:tab/><text:tab/></text:span><text:span text:style-name="T37">Canto: “La flor se engendra en otra flor”</text:span></text:p>
      <text:p text:style-name="P19"/>
      <text:p text:style-name="P77"><text:tab/>Mim <text:s text:c="54"/>Re <text:s text:c="3"/>Mim</text:p>
      <text:p text:style-name="P59"><text:span text:style-name="T54">A.</text:span><text:span text:style-name="T72"><text:tab/></text:span>LA FLOR SE ENGENDRA EN OTRA FLOR,</text:p>
      <text:p text:style-name="P77"><text:tab/> <text:s text:c="14"/>Sol <text:s text:c="26"/>Re <text:s text:c="8"/>Mim</text:p>
      <text:p text:style-name="P51"><text:tab/>EN LA FLOR Y EN TIEMPO DE FLORES.</text:p>
      <text:p text:style-name="P50"><text:span text:style-name="T26"/></text:p>
      <text:p text:style-name="P94">José llega <text:span text:style-name="T64">colocándose</text:span> a cierta distancia, delante de María y observa, se alumbra a José, la cual a partir de éste momento se queda donde está aunque en segundo plano y en penumbra.</text:p>
      <text:p text:style-name="P45"/>
      <text:p text:style-name="P5"><text:span text:style-name="T50">JOSÉ:</text:span><text:span text:style-name="T20"><text:tab/></text:span><text:span text:style-name="T44">Predilecta, como eres, de Dios. ¿Cómo ha podido suceder <text:tab/><text:tab/><text:tab/><text:tab/>esto, es que te has olvidado del Señor tu Dios?.</text:span></text:p>
      <text:p text:style-name="P98"/>
      <text:p text:style-name="P98"><text:tab/><text:tab/><text:tab/>¿De dónde, Señor, proviene lo que ha nacido en su seno? Por <text:tab/><text:tab/><text:tab/>vida del Señor mi Dios, que esto no se de donde ha venido.<text:tab/><text:tab/><text:tab/><text:tab/>¿Con qué cara me voy a presentar en el Templo de Dios?, <text:tab/><text:tab/><text:tab/><text:tab/>¿<text:span text:style-name="T63">C</text:span>ómo voy a atreverme a mirar a los sacerdotes?</text:p>
      <text:p text:style-name="P98"/>
      <text:p text:style-name="P98"><text:tab/><text:tab/><text:tab/>¡Qué he de hacer Dios! Además, si oculto su falta, <text:tab/><text:tab/><text:tab/><text:tab/><text:tab/>contravengo la ley del Señor; si denuncio al Pueblo de <text:tab/><text:tab/><text:tab/><text:tab/>Israel, temo que lo ocurrido con ella sea debido a una <text:tab/><text:tab/><text:tab/><text:tab/>intervención angélica y venga yo a entregar a la muerte <text:tab/><text:tab/><text:tab/><text:tab/>sangre inocente. </text:p>
      <text:p text:style-name="P98"/>
      <text:p text:style-name="P98"><text:tab/><text:tab/><text:tab/>¿Qué haré Dios de mis padres, Señor de la Misericordia? <text:tab/><text:tab/><text:tab/><text:tab/>Sólo existe una solución; repudiarla en secreto.</text:p>
      <text:p text:style-name="P20"/>
      <text:p text:style-name="P94">Entrando en escena por la izquierda del escenario, el ángel 1</text:p>
      <text:p text:style-name="P89"/>
      <text:p text:style-name="P5"><text:span text:style-name="T50">ÁNGEL 1</text:span><text:span text:style-name="T47">:</text:span><text:span text:style-name="T21"><text:tab/></text:span><text:span text:style-name="T44">José, hijo de David, <text:s/>no temas tomar contigo a María tu <text:tab/><text:tab/><text:tab/><text:tab/>esposa, porque el fruto de su vientre y ahora causa de <text:tab/><text:tab/><text:tab/><text:tab/>angustia para tu alma, no es obra de un hombre, sino del <text:tab/><text:tab/><text:tab/><text:tab/>Espíritu Santo. Dará a luz un hijo a quien pondrás por <text:tab/><text:tab/><text:tab/><text:tab/>nombre Jesús, porque El salvará a su pueblo de sus pecados.</text:span></text:p>
      <text:p text:style-name="P108">(Mt. 1, 18-22)</text:p>
      <text:p text:style-name="P43"/>
      <text:p text:style-name="P94">José va donde María, la coge y salen los dos por las cortinas de la derecha, <text:s/>mientras tanto canta el coro.</text:p>
      <text:p text:style-name="P89"/>
      <text:p text:style-name="P32"><text:span text:style-name="T50">CORO:</text:span><text:span text:style-name="T20"><text:tab/><text:tab/><text:tab/></text:span><text:span text:style-name="T33">Canto: “</text:span><text:span text:style-name="T34">Ved que la virgen concebirá</text:span><text:span text:style-name="T33">”</text:span></text:p>
      <text:p text:style-name="P36"><text:span text:style-name="T26"/></text:p>
      <text:p text:style-name="P81"><text:span text:style-name="T12"><text:tab/>Lam <text:s text:c="53"/>Sol</text:span></text:p>
      <text:p text:style-name="P67"><text:span text:style-name="T48">A.</text:span><text:span text:style-name="T23"><text:tab/></text:span><text:span text:style-name="T21">V</text:span><text:span text:style-name="T22">ED QUE LA VIRGEN CONCEBIRÁ</text:span></text:p>
      <text:p text:style-name="P81"><text:span text:style-name="T12"><text:tab/> <text:s text:c="8"/>Lam <text:s text:c="5"/>Sol <text:s text:c="8"/>Lam </text:span></text:p>
      <text:p text:style-name="P67"><text:span text:style-name="T22"><text:tab/>Y DARÁ A LUZ UN HIJO,</text:span></text:p>
      <text:p text:style-name="P81"><text:span text:style-name="T13"><text:tab/> <text:s text:c="7"/></text:span><text:span text:style-name="T12">Lam <text:s text:c="23"/>Sol <text:s text:c="27"/>Lam</text:span></text:p>
      <text:p text:style-name="P54"><text:tab/>A QUIEN PONDRÁ POR NOMBRE ENMANUEL. </text:p>
      <text:p text:style-name="P73"><text:tab/>Lam <text:s text:c="18"/>Sol <text:s text:c="18"/>Lam</text:p>
      <text:p text:style-name="P54"><text:tab/>ENMANUEL DIOS CON NOSOTROS.</text:p>
      <text:p text:style-name="P15"/>
      <text:p text:style-name="P94">Entra Isabel y se sienta a la izquierda del escenario en la jabuga, María entra por las cortinas de la zona de la sacristía.</text:p>
      <text:p text:style-name="P89"><text:soft-page-break/></text:p>
      <text:p text:style-name="P5"><text:span text:style-name="T50">MARÍA:</text:span><text:span text:style-name="T20"><text:tab/></text:span><text:span text:style-name="T44">¡Que la paz del Señor esté en esta casa y en todos los que <text:tab/><text:tab/><text:tab/><text:tab/>en ella moran!.</text:span></text:p>
      <text:p text:style-name="P20"/>
      <text:p text:style-name="P104"><text:span text:style-name="T2">Levantándose deja lo que está haciendo y sorprendida exclama arrodillándose a los pies de María:</text:span></text:p>
      <text:p text:style-name="P5"><text:span text:style-name="T2"/></text:p>
      <text:p text:style-name="P35"><text:span text:style-name="T50">ISABEL:</text:span><text:span text:style-name="T7"><text:tab/></text:span><text:span text:style-name="T60">“</text:span><text:span text:style-name="T44">¡Bendita tú entre las mujeres y Bendito el fruto de tu <text:tab/><text:tab/><text:tab/><text:tab/>seno!, y ¿de dónde que la Madre de mi Señor venga a mi? <text:tab/><text:tab/><text:tab/><text:tab/>Porque apenas llegó a mis oídos la voz de tu saludo, saltó <text:tab/><text:tab/><text:tab/><text:tab/>de gozo el niño en mi seno. ¡Feliz la que ha creído que se <text:tab/><text:tab/><text:tab/><text:tab/>cumplirían las cosas que le fueron dichas de parte del <text:tab/><text:tab/><text:tab/><text:tab/>Señor!" <text:s/></text:span></text:p>
      <text:p text:style-name="P109">(Lc. 1, 40-45)</text:p>
      <text:p text:style-name="P100"/>
      <text:p text:style-name="P94">Al terminar, María levanta a Isabel, mientras la escena se va apagando.</text:p>
      <text:p text:style-name="P5"><text:span text:style-name="T29"/></text:p>
      <text:p text:style-name="P32"><text:span text:style-name="T50">CORO:</text:span><text:span text:style-name="T20"><text:tab/><text:tab/><text:tab/></text:span><text:span text:style-name="T33">Canto: “</text:span><text:span text:style-name="T34">Bendita eres tu, Maria</text:span><text:span text:style-name="T33">”</text:span></text:p>
      <text:p text:style-name="P36"><text:span text:style-name="T26"/></text:p>
      <text:p text:style-name="P110"><text:span text:style-name="T26">(Introducción Instrumental)<text:tab/><text:tab/><text:tab/><text:tab/><text:tab/><text:tab/><text:tab/>CAPO II TRASTE</text:span></text:p>
      <text:p text:style-name="P71"><text:span text:style-name="T65"><text:tab/>Lam</text:span></text:p>
      <text:p text:style-name="P70"><text:span text:style-name="T49">A.</text:span><text:span text:style-name="T24"><text:tab/></text:span><text:span text:style-name="T22">C</text:span><text:span text:style-name="T21">OMO ES QUE LA MADRE DEL SEÑOR </text:span></text:p>
      <text:p text:style-name="P69"><text:span text:style-name="T66"><text:tab/> <text:s text:c="16"/>Sol <text:s text:c="18"/>Lam </text:span></text:p>
      <text:p text:style-name="P70"><text:span text:style-name="T21"><text:tab/>VIENE A MI, </text:span><text:span text:style-name="T22">V</text:span><text:span text:style-name="T21">IENE A MI.</text:span></text:p>
      <text:p text:style-name="P72"><text:span text:style-name="T65"><text:tab/>Lam</text:span></text:p>
      <text:p text:style-name="P70"><text:span text:style-name="T22"><text:tab/>C</text:span><text:span text:style-name="T21">OMO ES QUE LA MADRE DEL SEÑOR </text:span></text:p>
      <text:p text:style-name="P69"><text:span text:style-name="T66"><text:tab/> <text:s text:c="16"/>Sol <text:s text:c="18"/>Lam </text:span></text:p>
      <text:p text:style-name="P70"><text:span text:style-name="T21"><text:tab/>VIENE A MI, </text:span><text:span text:style-name="T22">V</text:span><text:span text:style-name="T21">IENE A MI.</text:span></text:p>
      <text:p text:style-name="P69"><text:span text:style-name="T66"/></text:p>
      <text:p text:style-name="P69"><text:span text:style-name="T66"><text:tab/>Lam <text:s text:c="52"/></text:span><text:span text:style-name="T67">Mi</text:span></text:p>
      <text:p text:style-name="P70"><text:span text:style-name="T49">S.</text:span><text:span text:style-name="T21"><text:tab/>Porque apenas he sentido tu vos,</text:span></text:p>
      <text:p text:style-name="P69"><text:span text:style-name="T67"><text:tab/>Re</text:span><text:span text:style-name="T66">m <text:s text:c="52"/></text:span><text:span text:style-name="T67">Mi</text:span></text:p>
      <text:p text:style-name="P70"><text:span text:style-name="T21"><text:tab/>algo se ha movido dentro de mi.</text:span></text:p>
      <text:p text:style-name="P69"><text:span text:style-name="T67"><text:tab/> <text:s text:c="3"/>Re</text:span><text:span text:style-name="T66">m <text:s text:c="34"/></text:span><text:span text:style-name="T67">Mi</text:span></text:p>
      <text:p text:style-name="P70"><text:span text:style-name="T21"><text:tab/>El niño ha exultado de gozo.</text:span></text:p>
      <text:p text:style-name="P69"><text:span text:style-name="T66"/></text:p>
      <text:p text:style-name="P81"><text:span text:style-name="T12"><text:tab/> <text:s text:c="5"/>Lam <text:s text:c="29"/></text:span><text:span text:style-name="T14">Fa</text:span></text:p>
      <text:p text:style-name="P57"><text:span text:style-name="T55">A.</text:span><text:span text:style-name="T73"><text:tab/></text:span>MARÍA, BENDITA MARÍA,</text:p>
      <text:p text:style-name="P73"><text:tab/> <text:s text:c="82"/><text:span text:style-name="T68">Mi</text:span></text:p>
      <text:p text:style-name="P54"><text:span text:style-name="T68"><text:tab/>TU HAS CREÍDO A LA PALABRA DEL SEÑOR</text:span>.</text:p>
      <text:p text:style-name="P82"><text:span text:style-name="T12"><text:tab/> <text:s text:c="5"/>Lam <text:s text:c="29"/></text:span><text:span text:style-name="T14">Fa</text:span></text:p>
      <text:p text:style-name="P57"><text:tab/>MARÍA, BENDITA MARÍA,</text:p>
      <text:p text:style-name="P74"><text:tab/> <text:s text:c="82"/><text:span text:style-name="T68">Mi</text:span></text:p>
      <text:p text:style-name="P55"><text:span text:style-name="T68"><text:tab/>TU HAS CREÍDO A LA PALABRA DEL SEÑOR</text:span>.</text:p>
      <text:p text:style-name="P16"><text:span text:style-name="T29"/></text:p>
      <text:p text:style-name="P5"><text:span text:style-name="T29"/></text:p>
      <text:p text:style-name="P5"><text:span text:style-name="T29"/></text:p>
      <text:p text:style-name="P5"><text:span text:style-name="T29"/></text:p>
      <text:p text:style-name="P5"><text:span text:style-name="T29"/></text:p>
      <text:p text:style-name="P5"><text:span text:style-name="T29"/></text:p>
      <text:p text:style-name="P4"><text:soft-page-break/><text:span text:style-name="T31"/></text:p>
      <text:p text:style-name="P4"><text:span text:style-name="T31">SEGUNDO ACTO</text:span></text:p>
      <text:p text:style-name="P4"><text:span text:style-name="T31"/></text:p>
      <text:p text:style-name="P94">Esta escena se presentará a oscuras, sólo una luz alumbra a los ángeles, el Misterio se coloca en su sitio.</text:p>
      <text:p text:style-name="P89"/>
      <text:p text:style-name="P30"><text:span text:style-name="T47">CORO:</text:span><text:span text:style-name="T21"><text:tab/><text:tab/><text:tab/></text:span><text:span text:style-name="T37">Canto: “</text:span><text:span text:style-name="T38">Vamos ya pastores</text:span><text:span text:style-name="T37">”</text:span></text:p>
      <text:p text:style-name="P30"><text:span text:style-name="T37"/></text:p>
      <text:p text:style-name="P33"><text:span text:style-name="T51"><text:tab/><text:tab/><text:tab/><text:tab/><text:tab/><text:tab/><text:tab/><text:tab/><text:tab/><text:tab/><text:tab/><text:tab/>CAPO I</text:span><text:span text:style-name="T52">I</text:span><text:span text:style-name="T51">I TRASTE</text:span></text:p>
      <text:p text:style-name="P113"><text:span text:style-name="T17"><text:tab/>Mi</text:span><text:span text:style-name="T18">m</text:span><text:span text:style-name="T17"> <text:s text:c="66"/>Si7</text:span></text:p>
      <text:p text:style-name="P114"><text:span text:style-name="T53">A.<text:tab/></text:span><text:span text:style-name="T74">VAMOS YA, PASTORES, VAMOS A BELÉN</text:span></text:p>
      <text:p text:style-name="P114"><text:tab/> <text:s text:c="82"/><text:span text:style-name="T70">Mi</text:span><text:span text:style-name="T71">m</text:span></text:p>
      <text:p text:style-name="P114"><text:span text:style-name="T75"><text:tab/></text:span><text:span text:style-name="T74">QUE HA NACIDO UN NIÑO, SE LLAMA ENMANUEL,<text:tab/></text:span></text:p>
      <text:p text:style-name="P114"><text:span text:style-name="T28"><text:tab/></text:span> <text:s text:c="75"/><text:span text:style-name="T70">Si7</text:span></text:p>
      <text:p text:style-name="P114"><text:span text:style-name="T74"><text:tab/>SE LLAMA ENMANUEL, SE LLAMA ENMANUEL.</text:span></text:p>
      <text:p text:style-name="P114"><text:span text:style-name="T28"><text:tab/></text:span> <text:s text:c="77"/><text:span text:style-name="T70">Mi</text:span><text:span text:style-name="T71">m</text:span><text:span text:style-name="T70"><text:tab/>Si7 Mi</text:span><text:span text:style-name="T71">m</text:span><text:span text:style-name="T70"> Si7 Mi</text:span><text:span text:style-name="T71">m</text:span></text:p>
      <text:p text:style-name="P115"><text:span text:style-name="T81"><text:tab/>VAMOS YA, PASTORES, VAMOS A BELÉN.<text:tab/></text:span><text:span text:style-name="T86">(Instrumental)</text:span></text:p>
      <text:p text:style-name="P115"><text:span text:style-name="T86"/></text:p>
      <text:section text:style-name="Sect1" text:name="Sección1">
        <text:p text:style-name="P115"><text:span text:style-name="T76"><text:tab/></text:span><text:span text:style-name="T77">Mi</text:span><text:span text:style-name="T78">m</text:span><text:span text:style-name="T77"> <text:s text:c="22"/>Si7</text:span></text:p>
        <text:p text:style-name="P115"><text:span text:style-name="T87">S.</text:span><text:span text:style-name="T81"><text:tab/>Los pobres ya cantan,</text:span></text:p>
        <text:p text:style-name="P115"><text:span text:style-name="T76"><text:tab/> <text:s text:c="25"/></text:span><text:span text:style-name="T77">Mi</text:span><text:span text:style-name="T78">m</text:span></text:p>
        <text:p text:style-name="P115"><text:span text:style-name="T81"><text:tab/>los niños ya ríen.</text:span></text:p>
        <text:p text:style-name="P115"><text:span text:style-name="T81"/></text:p>
        <text:p text:style-name="P115"><text:span text:style-name="T79"><text:tab/></text:span><text:span text:style-name="T76"> <text:s text:c="35"/></text:span><text:span text:style-name="T77">Si7</text:span></text:p>
        <text:p text:style-name="P115"><text:span text:style-name="T88">A.</text:span><text:span text:style-name="T81"><text:tab/></text:span><text:span text:style-name="T82">LOS POBRES YA CANTAN,</text:span></text:p>
        <text:p text:style-name="P115"><text:span text:style-name="T76"><text:tab/> <text:s text:c="30"/></text:span><text:span text:style-name="T77">Mi</text:span><text:span text:style-name="T78">m</text:span></text:p>
        <text:p text:style-name="P116"><text:span text:style-name="T82"><text:tab/>LOS NIÑOS YA </text:span><text:span text:style-name="T83">RÍEN.</text:span></text:p>
        <text:p text:style-name="P116"><text:span text:style-name="T76"><text:tab/></text:span><text:span text:style-name="T77">Mi</text:span><text:span text:style-name="T78">m</text:span><text:span text:style-name="T77"> <text:s text:c="23"/>Si7 <text:s text:c="33"/>Mi</text:span><text:span text:style-name="T78">m</text:span></text:p>
        <text:p text:style-name="P117"><text:span text:style-name="T81"><text:tab/>ALEGRÍA, ALEGRÍA, ALEGRÍA, ALEGRÍA.</text:span></text:p>
        <text:p text:style-name="P117"><text:span text:style-name="T76"><text:tab/> <text:s text:c="31"/></text:span><text:span text:style-name="T77">Si7</text:span></text:p>
        <text:p text:style-name="P117"><text:span text:style-name="T81"><text:tab/>ALEGRÍA, ALEGRÍA, </text:span></text:p>
        <text:p text:style-name="P117"><text:span text:style-name="T81"><text:tab/></text:span><text:span text:style-name="T77"> <text:s text:c="44"/>Mi</text:span><text:span text:style-name="T78">m</text:span></text:p>
        <text:p text:style-name="P117"><text:span text:style-name="T81"><text:tab/>HA NACIDO EL SALVADOR.</text:span></text:p>
        <text:p text:style-name="P117"><text:span text:style-name="T81"/></text:p>
        <text:p text:style-name="P117"><text:span text:style-name="T85"><text:tab/></text:span><text:span text:style-name="T77">Mi</text:span><text:span text:style-name="T78">m</text:span></text:p>
        <text:p text:style-name="P117"><text:span text:style-name="T80"><text:tab/></text:span><text:span text:style-name="T81">VAMOS YA, PASTORES …</text:span></text:p>
        <text:p text:style-name="P117"><text:span text:style-name="T80"/></text:p>
        <text:p text:style-name="P117"><text:span text:style-name="T77"><text:tab/>Mi</text:span><text:span text:style-name="T78">m </text:span><text:span text:style-name="T77"><text:s text:c="20"/>Si7</text:span></text:p>
        <text:p text:style-name="P117"><text:span text:style-name="T87">S.</text:span><text:span text:style-name="T81"><text:tab/>Su madre: María,</text:span></text:p>
        <text:p text:style-name="P117"><text:span text:style-name="T76"><text:tab/> <text:s text:c="22"/></text:span><text:span text:style-name="T77">Mi</text:span><text:span text:style-name="T78">m</text:span></text:p>
        <text:p text:style-name="P117"><text:span text:style-name="T81"><text:tab/>su padre: José;</text:span></text:p>
        <text:p text:style-name="P117"><text:span text:style-name="T81"/></text:p>
        <text:p text:style-name="P117"><text:span text:style-name="T76"><text:tab/> <text:s text:c="31"/></text:span><text:span text:style-name="T77">Si7</text:span></text:p>
        <text:p text:style-name="P117"><text:span text:style-name="T89">A.</text:span><text:span text:style-name="T84"><text:tab/>HA NACIDO UN NIÑO,</text:span></text:p>
        <text:p text:style-name="P117"><text:span text:style-name="T76"><text:tab/> <text:s text:c="28"/></text:span><text:span text:style-name="T77">Mi</text:span><text:span text:style-name="T78">m</text:span></text:p>
        <text:p text:style-name="P117"><text:span text:style-name="T81"><text:tab/></text:span><text:span text:style-name="T84">SE LLAMA ENMANUEL.</text:span></text:p>
        <text:p text:style-name="P117"><text:span text:style-name="T76"><text:tab/></text:span><text:span text:style-name="T77">Mi</text:span><text:span text:style-name="T78">m</text:span><text:span text:style-name="T77"> <text:s text:c="23"/>Si7 <text:s text:c="33"/>Mi</text:span><text:span text:style-name="T78">m</text:span></text:p>
        <text:p text:style-name="P117"><text:span text:style-name="T81"><text:tab/>ALEGRÍA, ALEGRÍA, ALEGRÍA, ALEGRÍA.</text:span></text:p>
        <text:p text:style-name="P117"><text:span text:style-name="T76"><text:tab/> <text:s text:c="31"/></text:span><text:span text:style-name="T77">Si7</text:span></text:p>
        <text:p text:style-name="P117"><text:span text:style-name="T81"><text:tab/>ALEGRÍA, ALEGRÍA, </text:span></text:p>
        <text:p text:style-name="P117"><text:span text:style-name="T81"><text:tab/></text:span><text:span text:style-name="T77"> <text:s text:c="44"/>Mi</text:span><text:span text:style-name="T78">m</text:span></text:p>
        <text:p text:style-name="P117"><text:span text:style-name="T81"><text:tab/>HA NACIDO EL SALVADOR.</text:span></text:p>
        <text:p text:style-name="P117"><text:span text:style-name="T81"/></text:p>
        <text:p text:style-name="P117"><text:span text:style-name="T85"><text:tab/></text:span><text:span text:style-name="T77">Mi</text:span><text:span text:style-name="T78">m</text:span></text:p>
        <text:p text:style-name="P117"><text:span text:style-name="T80"><text:tab/></text:span><text:span text:style-name="T81">VAMOS YA, PASTORES …</text:span></text:p>
        <text:p text:style-name="P11"/>
      </text:section>
      <text:p text:style-name="P85"/>
      <text:p text:style-name="P5"><text:span text:style-name="T50">ÁNGEL 1:</text:span><text:span text:style-name="T20"><text:tab/></text:span><text:span text:style-name="T44">Bendito es el Señor por los siglos de los siglos. Tuyos son <text:tab/><text:tab/><text:tab/>Señor, cielos, tierra y cuanto se creo. La grandeza y el <text:tab/><text:tab/><text:tab/><text:tab/>poder. Bendito es el Señor.</text:span></text:p>
      <text:p text:style-name="P20"/>
      <text:p text:style-name="P5"><text:span text:style-name="T50">ÁNGEL 2:</text:span><text:span text:style-name="T20"><text:tab/></text:span><text:span text:style-name="T44">He aquí que una doncella está en cinta y va a dar a luz un <text:tab/><text:tab/><text:tab/><text:tab/>hijo y le pondrá por nombre Emmanuel. Los que andan a <text:tab/><text:tab/><text:tab/><text:tab/><text:tab/>oscuras y viven en sombras de muerte, una luz brillará <text:tab/><text:tab/><text:tab/><text:tab/>sobre ellos.</text:span></text:p>
      <text:p text:style-name="P20"/>
      <text:p text:style-name="P98"><text:tab/><text:tab/><text:tab/>Porque el yugo que les pesa se ha roto como en el día de <text:tab/><text:tab/><text:tab/><text:tab/>Madián. Porque una criatura nos ha nacido, un hijo se nos <text:tab/><text:tab/><text:tab/><text:tab/>ha dado, estará el señorío sobre su hombro, y se llamará su <text:soft-page-break/><text:tab/><text:tab/><text:tab/>nombre: Maravilla de Consejero, Dios Fuerte, Siempre Padre, <text:tab/><text:tab/><text:tab/>Príncipe de la Paz.</text:p>
      <text:p text:style-name="P20"/>
      <text:p text:style-name="P98"><text:tab/><text:tab/><text:tab/>Grande es su señorío y la paz no tendrá fin sobre el Trono <text:tab/><text:tab/><text:tab/><text:tab/>de David y sobre su Reino, para restaurarlo y consolidarlo <text:tab/><text:tab/><text:tab/><text:tab/>por la equidad y la justicia.</text:p>
      <text:p text:style-name="P20"/>
      <text:p text:style-name="P94">Dirigiéndose a los pastores, ya colocados bajo las escaleras.</text:p>
      <text:p text:style-name="P20"/>
      <text:p text:style-name="P5"><text:span text:style-name="T50">ÁNGEL 1:</text:span><text:span text:style-name="T20"><text:tab/></text:span><text:span text:style-name="T44">¡No temáis, pues os anuncio una gran alegría paz a vosotros <text:tab/><text:tab/><text:tab/>y paz a todos los pueblos de la Tierra!. ¡Para esta <text:tab/><text:tab/><text:tab/><text:tab/><text:tab/>generación y para todas las generaciones que han sido y <text:tab/><text:tab/><text:tab/><text:tab/>serán. Os anuncio hoy que en la ciudad de David, un <text:tab/><text:tab/><text:tab/><text:tab/><text:tab/>Salvador que es el Cristo y Señor, y esto os servirá de <text:tab/><text:tab/><text:tab/><text:tab/>señal. Encontraréis un niño envuelto en pañales y acostado <text:tab/><text:tab/><text:tab/><text:tab/>en un pesebre.</text:span></text:p>
      <text:p text:style-name="P20"/>
      <text:p text:style-name="P94">Empieza a cantar el coro, mientras los ángeles se van cada uno por un lado.</text:p>
      <text:p text:style-name="P20"/>
      <text:p text:style-name="P31"><text:span text:style-name="T47">CORO:</text:span><text:span text:style-name="T21"><text:tab/><text:tab/><text:tab/></text:span><text:span text:style-name="T37">Canto: “</text:span><text:span text:style-name="T39">Gloria a Dios en lo alto del cielo</text:span><text:span text:style-name="T37">”</text:span></text:p>
      <text:p text:style-name="P31"><text:span text:style-name="T37"/></text:p>
      <text:p text:style-name="P80"><text:tab/>Re <text:s text:c="58"/>La </text:p>
      <text:p text:style-name="P62"><text:span text:style-name="T46">A.</text:span><text:tab/>GLORIA DIOS EN LO ALTO DEL CIELO, </text:p>
      <text:p text:style-name="P80"><text:tab/> <text:s text:c="5"/>Sol <text:s text:c="95"/><text:tab/> <text:s text:c="4"/>La </text:p>
      <text:p text:style-name="P62"><text:tab/>Y PAZ EN LA TIERRA A LOS HOMBRES QUE AMA EL SEÑOR. </text:p>
      <text:p text:style-name="P80"><text:tab/>Re <text:s text:c="50"/>La <text:s text:c="28"/>Sol </text:p>
      <text:p text:style-name="P62"><text:tab/>TE ALABAMOS, TE GLORIFICAMOS, TE ADORAMOS, </text:p>
      <text:p text:style-name="P80"><text:tab/> <text:s text:c="82"/>La </text:p>
      <text:p text:style-name="P62"><text:tab/>TE DAMOS GRACIAS POR TU INMENSA GLORIA. </text:p>
      <text:p text:style-name="P20"/>
      <text:p text:style-name="P93">Los pastores suben a escenas, todo el escenario iluminado y van diciendo:</text:p>
      <text:p text:style-name="P20"/>
      <text:p text:style-name="Standard"><text:span text:style-name="T56">CORO:</text:span><text:span text:style-name="T61"><text:tab/><text:tab/><text:tab/></text:span><text:span text:style-name="T41">Canto: “</text:span><text:span text:style-name="T42">Vallamos pues hasta Belén</text:span><text:span text:style-name="T41">”</text:span></text:p>
      <text:p text:style-name="P24"><text:span text:style-name="T40"/></text:p>
      <text:p text:style-name="P83"><text:span text:style-name="T12"><text:tab/></text:span><text:span text:style-name="T15">Mi</text:span><text:span text:style-name="T12"> <text:s text:c="40"/></text:span><text:span text:style-name="T15">Lam</text:span></text:p>
      <text:p text:style-name="P68"><text:span text:style-name="T48">A.</text:span><text:span text:style-name="T23"><text:tab/></text:span><text:span text:style-name="T21">V</text:span><text:span text:style-name="T25">ALLAMOS PUES, HASTA BELÉN</text:span></text:p>
      <text:p text:style-name="P83"><text:span text:style-name="T12"><text:tab/> <text:s text:c="6"/></text:span><text:span text:style-name="T15">Re</text:span><text:span text:style-name="T12">m <text:s text:c="42"/></text:span><text:span text:style-name="T15">Mi</text:span><text:span text:style-name="T12"> </text:span></text:p>
      <text:p text:style-name="P68"><text:span text:style-name="T22"><text:tab/>Y </text:span><text:span text:style-name="T25">VEAMOS LO QUE HA SUCEDIDO.</text:span></text:p>
      <text:p text:style-name="P83"><text:span text:style-name="T12"><text:tab/> <text:s text:c="5"/></text:span><text:span text:style-name="T15">Re</text:span><text:span text:style-name="T12">m <text:s text:c="26"/>Lam</text:span></text:p>
      <text:p text:style-name="P56"><text:tab/><text:span text:style-name="T90">EL SANTO BENDITO SEA,</text:span></text:p>
      <text:p text:style-name="P75"><text:tab/> <text:s text:c="8"/><text:span text:style-name="T90">Re</text:span>m <text:s text:c="20"/><text:span text:style-name="T90">Mi/Fa/Mi</text:span></text:p>
      <text:p text:style-name="P56"><text:tab/><text:span text:style-name="T90">NOS HA MANIFES TA<text:tab/> <text:s text:c="3"/>DO.</text:span></text:p>
      <text:p text:style-name="P20"/>
      <text:p text:style-name="P94">Al llegar al Misterio se postran ante el Niño; el pastor que empieza a hablar se adelanta.</text:p>
      <text:p text:style-name="P89"/>
      <text:p text:style-name="P5"><text:span text:style-name="T50">PASTOR 1:</text:span><text:span text:style-name="T20"><text:tab/></text:span><text:span text:style-name="T44">Habíamos recogido ya el rebaño y descansábamos, cuando de <text:tab/><text:tab/><text:tab/><text:tab/>pronto y como en un sueño, de un lucero inmenso, surgió un <text:tab/><text:tab/><text:tab/><text:tab/>Ángel blanco que vino hacia nosotros, el temor nos <text:tab/><text:tab/><text:tab/><text:tab/><text:tab/>sobrecogió a todos los que allí estábamos, pero de la boca <text:tab/><text:tab/><text:tab/><text:tab/>del Ángel brotó un canto que nos anunciaba un gran <text:tab/><text:tab/><text:tab/><text:tab/><text:tab/>consuelo. Al principio no lo entendíamos muy bien pero nos <text:tab/></text:span><text:soft-page-break/><text:span text:style-name="T44"><text:tab/><text:tab/><text:tab/>tranquilizó, luego, conforme el Ángel nos hablaba nos <text:tab/><text:tab/><text:tab/><text:tab/><text:tab/>fuimos dando cuenta del misterio que nos revelaba:</text:span></text:p>
      <text:p text:style-name="P101"><text:span text:style-name="T27"><text:tab/><text:tab/><text:tab/>“</text:span><text:span text:style-name="T21">¡OS HA NACIDO UNA ESTRELLA EN LA CASA DE JACOB!".</text:span></text:p>
      <text:p text:style-name="P20"/>
      <text:p text:style-name="P5"><text:span text:style-name="T50">PASTOR 2:</text:span><text:span text:style-name="T20"><text:tab/></text:span><text:span text:style-name="T44">¡El que dispersó a Israel lo reunirá, lo guardará como un <text:tab/><text:tab/><text:tab/><text:tab/>Pastor a su rebaño!</text:span></text:p>
      <text:p text:style-name="P20"/>
      <text:p text:style-name="P5"><text:span text:style-name="T91">PASTOR 3:</text:span><text:span text:style-name="T20"><text:tab/></text:span><text:span text:style-name="T44">Señor, Tu misericordia llega al cielo, tu fidelidad hasta <text:tab/><text:tab/><text:tab/><text:tab/>las nubes,</text:span><text:span text:style-name="T60"> </text:span><text:span text:style-name="T44">los humanos se acogen a la sombra de tus alas, <text:tab/><text:tab/><text:tab/><text:tab/>se nutren de lo sabroso de tu casa,</text:span><text:span text:style-name="T60"> </text:span><text:span text:style-name="T44">les das a beber del <text:tab/><text:tab/><text:tab/><text:tab/>torrente de tus delicias. Porque en Ti esta la fuente viva <text:tab/><text:tab/><text:tab/><text:tab/>y tu luz nos hace ver la luz.</text:span></text:p>
      <text:p text:style-name="P20"/>
      <text:p text:style-name="P94">Al acabar éste pastor, el coro responde cantando.</text:p>
      <text:p text:style-name="P89"/>
      <text:p text:style-name="P37"><text:span text:style-name="T50">CORO:</text:span><text:span text:style-name="T7"><text:tab/><text:tab/><text:tab/></text:span><text:span text:style-name="T33">Canto: “</text:span><text:span text:style-name="T35">Porque en ti esta la fuente viva</text:span><text:span text:style-name="T33">”</text:span></text:p>
      <text:p text:style-name="P37"><text:span text:style-name="T33"/></text:p>
      <text:p text:style-name="P78"><text:tab/><text:span text:style-name="T92">Re <text:s text:c="20"/>La <text:s text:c="4"/>Sim <text:s text:c="8"/>Sol <text:s text:c="7"/>Re La</text:span></text:p>
      <text:p text:style-name="P60"><text:span text:style-name="T54">A.</text:span><text:span text:style-name="T72"><text:tab/>PORQUE EN TI ESTA LA FUENTE VIVA</text:span></text:p>
      <text:p text:style-name="P78"><text:tab/><text:span text:style-name="T92">Re <text:s text:c="5"/>Sim <text:s text:c="11"/>Sol <text:s text:c="7"/>Re <text:s text:c="9"/>Sim</text:span></text:p>
      <text:p text:style-name="P52"><text:tab/><text:span text:style-name="T92">Y TU LUZ NOS HACE VER LA LUZ.</text:span></text:p>
      <text:p text:style-name="P20"/>
      <text:p text:style-name="P5"><text:span text:style-name="T50">PASTOR 1:</text:span><text:span text:style-name="T20"><text:tab/></text:span><text:span text:style-name="T44">Siguió diciendo el Ángel que una criatura, un niño, nos ha <text:tab/><text:tab/><text:tab/><text:tab/>sido dado en la más pequeña ciudad de David,y que El será <text:tab/><text:tab/><text:tab/><text:tab/>el Ungido, según las promesas hechas al mismo David. El <text:tab/><text:tab/><text:tab/><text:tab/>será el Cristo, el Mesías.</text:span></text:p>
      <text:p text:style-name="P20"/>
      <text:p text:style-name="P5"><text:span text:style-name="T50">PASTOR 2:<text:tab/></text:span><text:span text:style-name="T44">La luz que alumbrará a los postrados en tinieblas y sombras <text:tab/><text:tab/><text:tab/>de muerte</text:span><text:span text:style-name="T60"> </text:span><text:span text:style-name="T44">y que guiará nuestros pasos por el camino de la <text:tab/><text:tab/><text:tab/><text:tab/>Paz.</text:span></text:p>
      <text:p text:style-name="P20"/>
      <text:p text:style-name="P5"><text:span text:style-name="T50">PASTOR 3:</text:span><text:span text:style-name="T20"><text:tab/></text:span><text:span text:style-name="T44">Nuestro corazón se rompía de gozo a cada palabra del Ángel, <text:tab/><text:tab/><text:tab/>porque su Luz nos hacia ver la Luz.</text:span></text:p>
      <text:p text:style-name="P5"><text:span text:style-name="T21"/></text:p>
      <text:p text:style-name="P38"><text:span text:style-name="T50">CORO:</text:span><text:span text:style-name="T7"><text:tab/><text:tab/><text:tab/></text:span><text:span text:style-name="T33">Canto: “</text:span><text:span text:style-name="T35">Porque en ti esta la fuente viva</text:span><text:span text:style-name="T33">”</text:span></text:p>
      <text:p text:style-name="P38"><text:span text:style-name="T33"/></text:p>
      <text:p text:style-name="P79"><text:tab/><text:span text:style-name="T92">Re <text:s text:c="20"/>La <text:s text:c="4"/>Sim <text:s text:c="8"/>Sol <text:s text:c="7"/>Re La</text:span></text:p>
      <text:p text:style-name="P61"><text:span text:style-name="T54">A.</text:span><text:span text:style-name="T72"><text:tab/>PORQUE EN TI ESTA LA FUENTE VIVA</text:span></text:p>
      <text:p text:style-name="P79"><text:tab/><text:span text:style-name="T92">Re <text:s text:c="5"/>Sim <text:s text:c="11"/>Sol <text:s text:c="7"/>Re <text:s text:c="9"/>Sim</text:span></text:p>
      <text:p text:style-name="P53"><text:span text:style-name="T1"><text:tab/></text:span><text:span text:style-name="T93">Y TU LUZ NOS HACE VER LA LUZ.</text:span></text:p>
      <text:p text:style-name="P20"/>
      <text:p text:style-name="P5"><text:span text:style-name="T50">PASTOR 1:</text:span><text:span text:style-name="T20"><text:tab/></text:span><text:span text:style-name="T44">Después, el Ángel de Luz, fue ascendiendo por encima de <text:tab/><text:tab/><text:tab/><text:tab/>nosotros hasta entrar de nuevo en el lucero del que había <text:tab/><text:tab/><text:tab/><text:tab/>salido, pero antes de hacerlo nos dio la señal que ahora <text:tab/><text:tab/><text:tab/><text:tab/>vemos. ¡Encontraréis un niño envuelto en pañales y acostado <text:tab/><text:tab/><text:tab/>en un pesebre!</text:span></text:p>
      <text:p text:style-name="P23"/>
      <text:p text:style-name="P38"><text:span text:style-name="T50">PASTOR 2:</text:span><text:span text:style-name="T20"><text:tab/></text:span><text:span text:style-name="T44">Luego oímos a una multitud de ejércitos celestiales que <text:tab/><text:tab/><text:tab/><text:tab/>aclamaban y alababan a Dios diciendo: </text:span></text:p>
      <text:p text:style-name="P102"><text:soft-page-break/><text:span text:style-name="T21"><text:tab/><text:tab/><text:tab/>"GLORIA A DIOS EN LO ALTO DEL CIELO Y EN LA TIERRA PAZ A <text:tab/><text:tab/><text:tab/><text:tab/>LOS HOMBRES EN QUIENES EL SE COMPLACE"</text:span></text:p>
      <text:p text:style-name="P98"><text:tab/><text:tab/><text:tab/>Y la Gloria del Santo, Bendito sea, nos inundo por completo <text:tab/><text:tab/><text:tab/>y su Luz nos hacia ver la luz.</text:p>
      <text:p text:style-name="P20"/>
      <text:p text:style-name="P38"><text:span text:style-name="T50">CORO:</text:span><text:span text:style-name="T7"><text:tab/><text:tab/><text:tab/></text:span><text:span text:style-name="T33">Canto: “</text:span><text:span text:style-name="T35">Porque en ti esta la fuente viva</text:span><text:span text:style-name="T33">”</text:span></text:p>
      <text:p text:style-name="P38"><text:span text:style-name="T33"/></text:p>
      <text:p text:style-name="P79"><text:tab/><text:span text:style-name="T92">Re <text:s text:c="20"/>La <text:s text:c="4"/>Sim <text:s text:c="8"/>Sol <text:s text:c="7"/>Re La</text:span></text:p>
      <text:p text:style-name="P61"><text:span text:style-name="T54">A.</text:span><text:span text:style-name="T72"><text:tab/>PORQUE EN TI ESTA LA FUENTE VIVA</text:span></text:p>
      <text:p text:style-name="P79"><text:tab/><text:span text:style-name="T92">Re <text:s text:c="5"/>Sim <text:s text:c="11"/>Sol <text:s text:c="7"/>Re <text:s text:c="9"/>Sim</text:span></text:p>
      <text:p text:style-name="P10"><text:tab/><text:span text:style-name="T92">Y TU LUZ NOS HACE VER LA LUZ.</text:span></text:p>
      <text:p text:style-name="P20"/>
      <text:p text:style-name="P5"><text:span text:style-name="T20">PASTOR 3:<text:tab/></text:span><text:span text:style-name="T44">Ahora sabemos que lo que nos ha anunciado el Ángel, es <text:tab/><text:tab/><text:tab/><text:tab/>cierto. Esta criatura cumple las promesas hechas desde <text:tab/><text:tab/><text:tab/><text:tab/>antiguo a nuestros Padres, Abrahán, Isaac y Jacob.</text:span></text:p>
      <text:p text:style-name="P98"><text:tab/><text:tab/><text:tab/>El será nuestro descanso y nuestra esperanza. ¡Venid <text:tab/><text:tab/><text:tab/><text:tab/><text:tab/>adoremosle!</text:p>
      <text:p text:style-name="P20"/>
      <text:p text:style-name="P106"><text:span text:style-name="T9">Desde el coro se exclama a grandes voces.</text:span></text:p>
      <text:p text:style-name="P106"><text:span text:style-name="T10"/></text:p>
      <text:p text:style-name="P106"><text:span text:style-name="T56">PASTORA 1:</text:span><text:span text:style-name="T61"><text:tab/></text:span><text:span text:style-name="T44">¡BENDITO EL REY QUE VIENE EN EL NOMBRE DEL SEÑOR!.</text:span></text:p>
      <text:p text:style-name="P20"/>
      <text:p text:style-name="P5"><text:span text:style-name="T50">PASTORA 2:</text:span><text:span text:style-name="T20"><text:tab/></text:span><text:span text:style-name="T44">¡PAZ EN LA TIERRA Y GLORIA EN LAS ALTURAS!.</text:span></text:p>
      <text:p text:style-name="P20"/>
      <text:p text:style-name="P5"><text:span text:style-name="T50">PASTORA 3:</text:span><text:span text:style-name="T20"><text:tab/></text:span><text:span text:style-name="T44">¡SI NOS CALLAMOS NOSOTROS, LAS MISMAS PIEDRAS <text:tab/><text:tab/><text:tab/><text:tab/><text:tab/><text:tab/>GRITARAN!.</text:span></text:p>
      <text:p text:style-name="P20"/>
      <text:p text:style-name="P5"><text:span text:style-name="T50">PASTORA 4:</text:span><text:span text:style-name="T20"><text:tab/></text:span><text:span text:style-name="T44">¡SI, VENID, ACLAMEMOS A LA ROCA QUE NOS SALVA!.</text:span></text:p>
      <text:p text:style-name="P20"/>
      <text:p text:style-name="P94">Se empieza a entonar el canto siguiente mientras los niños que intervienen en esta escena van subiendo y postrándose ante el Misterio.</text:p>
      <text:p text:style-name="P85"/>
      <text:p text:style-name="P39"><text:span text:style-name="T50">CORO:</text:span><text:span text:style-name="T7"><text:tab/><text:tab/><text:tab/></text:span><text:span text:style-name="T33">Canto: “</text:span><text:span text:style-name="T36">Cantemos al niño, cantemos al Rey</text:span><text:span text:style-name="T33">”</text:span></text:p>
      <text:p text:style-name="P5"><text:span text:style-name="T2"/></text:p>
      <text:p text:style-name="P63"><text:span text:style-name="T58">A.</text:span><text:span text:style-name="T94"><text:tab/></text:span>CANTEMOS, CANTEMOS, CANTEMOS AL NIÑO,</text:p>
      <text:p text:style-name="P65"><text:span text:style-name="T12"><text:tab/>CANTEMOS, CANTEMOS, CANTEMOS AL REY</text:span><text:span text:style-name="T19">.</text:span></text:p>
      <text:p text:style-name="P64"><text:span text:style-name="T94"><text:tab/></text:span>CANTEMOS, CANTEMOS, CANTEMOS AL NIÑO,</text:p>
      <text:p text:style-name="P66"><text:span text:style-name="T19"><text:tab/>CANTEMOS, CANTEMOS, CANTEMOS AL REY.</text:span></text:p>
      <text:p text:style-name="P65"><text:span text:style-name="T12"/></text:p>
      <text:p text:style-name="P65"><text:span text:style-name="T57">S.</text:span><text:span text:style-name="T16"><text:tab/>Ángeles</text:span><text:span text:style-name="T12"> venid, </text:span><text:span text:style-name="T16">ángeles</text:span><text:span text:style-name="T12"> del Señor, </text:span></text:p>
      <text:p text:style-name="P63"><text:tab/>cordero bendito, Cordero de Dios.</text:p>
      <text:p text:style-name="P63"><text:tab/>Emmanuel es Santo, Emmanuel amor,</text:p>
      <text:p text:style-name="P63"><text:tab/>Emmanuel Bendito, Cordero de Dios.</text:p>
      <text:p text:style-name="P63"/>
      <text:p text:style-name="P12"><text:span text:style-name="T58">A.</text:span><text:span text:style-name="T94"><text:tab/></text:span>CANTEMOS, CANTEMOS, CANTEMOS AL NIÑO...</text:p>
      <text:p text:style-name="P64"><text:span text:style-name="T4"/></text:p>
      <text:p text:style-name="P65"><text:span text:style-name="T57">S.</text:span><text:span text:style-name="T16"><text:tab/></text:span><text:span text:style-name="T12">En esta noche santa, se cumplen <text:s/>las promesas,</text:span></text:p>
      <text:p text:style-name="P63"><text:tab/>que a nuestros padres hicieron los Profetas.</text:p>
      <text:p text:style-name="P63"><text:tab/>Emmanuel es Santo, Emmanuel amor, </text:p>
      <text:p text:style-name="P63"><text:soft-page-break/><text:tab/>Emmanuel Bendito, Cordero de Dios.</text:p>
      <text:p text:style-name="P63"/>
      <text:p text:style-name="P12"><text:span text:style-name="T58">A.</text:span><text:span text:style-name="T94"><text:tab/></text:span>CANTEMOS, CANTEMOS, CANTEMOS AL NIÑO…</text:p>
      <text:p text:style-name="P12"><text:span text:style-name="T4"/></text:p>
      <text:p text:style-name="P65"><text:span text:style-name="T57">S.</text:span><text:span text:style-name="T16"><text:tab/></text:span><text:span text:style-name="T12">Yo te quiero a Ti, hijo de David, </text:span></text:p>
      <text:p text:style-name="P63"><text:tab/>soy un pecador, ¡ten piedad de mi!.</text:p>
      <text:p text:style-name="P63"><text:tab/>Emmanuel es Santo, Emmanuel amor, </text:p>
      <text:p text:style-name="P63"><text:tab/>Emmanuel Bendito, Cordero de Dios.</text:p>
      <text:p text:style-name="P63"/>
      <text:p text:style-name="P12"><text:span text:style-name="T58">A.</text:span><text:span text:style-name="T94"><text:tab/></text:span>CANTEMOS, CANTEMOS, CANTEMOS AL NIÑO…</text:p>
      <text:p text:style-name="P12"><text:span text:style-name="T4"/></text:p>
      <text:p text:style-name="P65"><text:span text:style-name="T57">S.</text:span><text:span text:style-name="T16"><text:tab/></text:span><text:span text:style-name="T12">No temas María, Madre del Señor,</text:span></text:p>
      <text:p text:style-name="P63"><text:tab/>has hallado gracias delante de Dios.</text:p>
      <text:p text:style-name="P63"><text:tab/>Emmanuel es Santo, Emmanuel amor,</text:p>
      <text:p text:style-name="P63"><text:tab/>Emmanuel Bendito, Cordero de Dios.</text:p>
      <text:p text:style-name="P63"/>
      <text:p text:style-name="P12"><text:span text:style-name="T58">A.</text:span><text:span text:style-name="T94"><text:tab/></text:span><text:span text:style-name="T12">CANTEMOS, CANTEMOS, CANTEMOS AL NIÑO...</text:span></text:p>
      <text:p text:style-name="P63"/>
      <text:p text:style-name="P96">Continúan cantando los niños y hablando. Una vez terminado esto, los pastores y los niños se van por las escaleras, mientras el coro sigue cantando. <text:s/></text:p>
      <text:p text:style-name="P96"/>
      <text:p text:style-name="P96">Aparecen Simeón y Ana la profetisa, van subiendo lentamente hasta el Misterio. <text:s/>Se arrodillan pausadamente, adoran venerablemente al Niño. Luego Simeón se levanta con dificultad. Ana sigue postrada a los pies del Misterio. <text:s/>Simeón con el Niño en brazos y de cara a la gente proclama:</text:p>
      <text:p text:style-name="P90"/>
      <text:p text:style-name="P40"><text:span text:style-name="T50">SIMEÓN:</text:span><text:span text:style-name="T20"><text:tab/></text:span><text:span text:style-name="T44">¡El Señor ha visitado a su pueblo y ha dado cumplimiento a <text:tab/><text:tab/><text:tab/><text:tab/>sus promesas!. ¡El Santo, Bendito sea, ha sido fiel <text:tab/><text:tab/><text:tab/><text:tab/><text:tab/>conmigo! Ahora Señor, según tu Promesa, puedes dejar a tu <text:tab/><text:tab/><text:tab/><text:tab/>siervo irse en Paz. Porque mis ojos han visto a tu <text:tab/><text:tab/><text:tab/><text:tab/><text:tab/>Salvador, a quien has presentado ante todos los pueblos. <text:tab/><text:tab/><text:tab/><text:tab/>¡Luz para alumbrar a las naciones y Gloria de tu pueblo <text:tab/><text:tab/><text:tab/><text:tab/>Israel!.</text:span></text:p>
      <text:p text:style-name="P21"/>
      <text:p text:style-name="P96">Simeón se acerca hacia María y le deja al niño, les impone las manos a Ella y a José para bendecirles.</text:p>
      <text:p text:style-name="P90"/>
      <text:p text:style-name="P41"><text:span text:style-name="T50">SIMEÓN:<text:tab/></text:span><text:span text:style-name="T44">¡Bendita tu, María, y Bendito el Fruto que tu vientre ha <text:tab/><text:tab/><text:tab/><text:tab/>dado. Bendito tu, José y bendita la fuerza del Espíritu de <text:tab/><text:tab/><text:tab/><text:tab/>Dios que te ha dado a conocer el Misterio de su Amor. <text:tab/><text:tab/><text:tab/><text:tab/><text:tab/>Bendita la tarea que Dios te ha otorgado, la de cuidar a <text:tab/><text:tab/><text:tab/><text:tab/>este,</text:span></text:p>
      <text:p text:style-name="P41"><text:span text:style-name="T21"/></text:p>
      <text:p text:style-name="P105"><text:span text:style-name="T5">S</text:span><text:span text:style-name="T2">eñalando hacia el Niño</text:span></text:p>
      <text:p text:style-name="P41"><text:span text:style-name="T2"/></text:p>
      <text:p text:style-name="P103"><text:span text:style-name="T21"><text:tab/><text:tab/><text:tab/>que ha sido puesto para caída y elevación de muchos en <text:tab/><text:tab/><text:tab/><text:tab/>Israel, y para señal de contradicción. Y a ti misma,</text:span></text:p>
      <text:p text:style-name="P41"><text:span text:style-name="T8"/></text:p>
      <text:p text:style-name="P105"><text:span text:style-name="T5">S</text:span><text:span text:style-name="T2">eñalando hacia María</text:span></text:p>
      <text:p text:style-name="P41"><text:span text:style-name="T21"/></text:p>
      <text:p text:style-name="P103"><text:span text:style-name="T21"><text:tab/><text:tab/><text:tab/>una espada te atravesará el Alma, a fin de que queden al <text:tab/><text:tab/><text:tab/><text:tab/>descubierto las intenciones de muchos corazones.</text:span></text:p>
      <text:p text:style-name="P107"><text:soft-page-break/><text:span text:style-name="T9">Ana, incorporándose, empieza a bendecir y profetizar sobre los presentes y el Niño.</text:span></text:p>
      <text:p text:style-name="P96"/>
      <text:p text:style-name="P41"><text:span text:style-name="T50">ANA:</text:span><text:span text:style-name="T20"><text:tab/></text:span><text:span text:style-name="T44">En ese día, el Señor, destruirá a todas las naciones que vengan <text:tab/><text:tab/><text:tab/>contra Jerusalén, derramará sobre la Casa de David un Espíritu <text:tab/><text:tab/><text:tab/>de gracia y oración. Pero, este, </text:span></text:p>
      <text:p text:style-name="P41"><text:span text:style-name="T8"/></text:p>
      <text:p text:style-name="P105"><text:span text:style-name="T6">C</text:span><text:span text:style-name="T2">ogiendo al Niño de brazos de María</text:span></text:p>
      <text:p text:style-name="P41"><text:span text:style-name="T8"/></text:p>
      <text:p text:style-name="P103"><text:span text:style-name="T21"><text:tab/><text:tab/>será traspasado y por El, harán lamentación como por un hijo <text:tab/><text:tab/><text:tab/>único, le llorarán amargamente como se llora amargamente a un <text:tab/><text:tab/><text:tab/>primogénito.</text:span></text:p>
      <text:p text:style-name="P99"/>
      <text:p text:style-name="P99"><text:tab/><text:tab/>Aquel día será grande la lamentación en Jerusalén. Se lamentará <text:tab/><text:tab/><text:tab/>la Casa de David, la Casa de Natán, la Casa de Leví. Pero <text:tab/><text:tab/><text:tab/><text:tab/>también aquel <text:s/>día habrá una Fuente Abierta para la Casa de <text:tab/><text:tab/><text:tab/>David y para los habitantes de Jerusalén para lavar el pecado y <text:tab/><text:tab/><text:tab/>la impureza.</text:p>
      <text:p text:style-name="P21"/>
      <text:p text:style-name="P96">Le entrega el Niño a María.</text:p>
      <text:p text:style-name="P87"/>
      <text:p text:style-name="P40"><text:span text:style-name="T50">SIMEÓN:</text:span><text:span text:style-name="T20"><text:tab/></text:span><text:span text:style-name="T44">¡Que vengan los judíos y se hagan verdaderos adoradores!.<text:tab/><text:tab/><text:tab/><text:tab/>¡Que las naciones y los gentiles se acerquen!.¡Que los <text:tab/><text:tab/><text:tab/><text:tab/>príncipes y reyes de este mundo corran hacia el trono de la <text:tab/><text:tab/><text:tab/>Gloria!. Este es el Mesías que ilumina las tinieblas del <text:tab/><text:tab/><text:tab/><text:tab/>Mundo. ¡Venid, adoremosle!</text:span></text:p>
      <text:p text:style-name="P21"/>
      <text:p text:style-name="P96">Ana y Simeón se postran a adorar. <text:span text:style-name="T95">S</text:span>e va bajando la intensidad de la luz de escena y salen todos.</text:p>
      <text:p text:style-name="P87"/>
      <text:p text:style-name="P97"><text:span text:style-name="T56">CORO:</text:span><text:span text:style-name="T11"><text:tab/><text:tab/><text:tab/></text:span><text:span text:style-name="T41">Canto: “</text:span><text:span text:style-name="T43">Viene el Señor</text:span><text:span text:style-name="T41">”</text:span></text:p>
      <text:p text:style-name="P86"><text:span text:style-name="T2"/></text:p>
      <text:p text:style-name="P86">Mi</text:p>
      <text:p text:style-name="P86">A. VIENE EL SEÑOR </text:p>
      <text:p text:style-name="P86">La</text:p>
      <text:p text:style-name="P86">VESTIDO DE MAJESTAD, </text:p>
      <text:p text:style-name="P86">Mi</text:p>
      <text:p text:style-name="P86">VESTIDO Y CEÑIDO DE PODER. </text:p>
      <text:p text:style-name="P86"/>
      <text:p text:style-name="P86">Mi- La</text:p>
      <text:p text:style-name="P86">S. Así está firme el orbe y no vacila, </text:p>
      <text:p text:style-name="P86">Mi</text:p>
      <text:p text:style-name="P86">la Santidad es el adorno de tu casa; </text:p>
      <text:p text:style-name="P86">La</text:p>
      <text:p text:style-name="P86">tu trono está firme desde siempre, </text:p>
      <text:p text:style-name="P86">Mi</text:p>
      <text:p text:style-name="P86">desde siempre tú eres Señor. </text:p>
      <text:p text:style-name="P86"/>
      <text:p text:style-name="P86">Mi</text:p>
      <text:p text:style-name="P86">A. VIENE EL SEÑOR ... </text:p>
      <text:p text:style-name="P86"/>
      <text:p text:style-name="P86"><text:soft-page-break/>Mi- La</text:p>
      <text:p text:style-name="P86">S. A Aquél, a Aquél que nos amó, </text:p>
      <text:p text:style-name="P86">Mi</text:p>
      <text:p text:style-name="P86">que nos libró de todos los pecados; </text:p>
      <text:p text:style-name="P86">La</text:p>
      <text:p text:style-name="P86">a Aquél, a Aquél que nos amó, </text:p>
      <text:p text:style-name="P86">Mi</text:p>
      <text:p text:style-name="P86">que nos ha hecho Sacerdotes de su Reino. </text:p>
      <text:p text:style-name="P86"/>
      <text:p text:style-name="P86">Mi- La- </text:p>
      <text:p text:style-name="P86">A. A ÉL, LA GLORIA Y EL PODER, </text:p>
      <text:p text:style-name="P86">Mi</text:p>
      <text:p text:style-name="P86">POR LOS SIGLOS DE LOS SIGLOS. </text:p>
      <text:p text:style-name="P86"/>
      <text:p text:style-name="P86">Mi</text:p>
      <text:p text:style-name="P86">A. VIENE EL SEÑOR ... </text:p>
      <text:p text:style-name="P111"><text:span text:style-name="T29">PARTE IV</text:span><text:span text:style-name="T20"> </text:span></text:p>
      <text:p text:style-name="P90">Sin acabar el canto se empieza a interpretar la Marcha de los Magos. Estos salen por la puerta de la Sacristía en cortejo. Los Reyes dan muestra de desconcierto, se reúnen y deciden seguir hasta Jerusalén, al palacio de Herodes. Mientras tanto se cambia el escenario. Los Reyes y el cortejo se sientan bajo las escaleras, los Reyes a la izquierda y los pajes a la derecha. <text:s/>Herodes está sentado en su trono en penumbra.</text:p>
      <text:p text:style-name="P87"/>
      <text:p text:style-name="P40"><text:span text:style-name="T20">MELCHOR: <text:s text:c="24"/></text:span><text:span text:style-name="T21"><text:s/>¡Ahora si que la hemos hecho!.</text:span></text:p>
      <text:p text:style-name="P21">Oye, aquí no se ve movimiento de que haya nacido ningún rey.</text:p>
      <text:p text:style-name="P21"/>
      <text:p text:style-name="P40"><text:span text:style-name="T20">GASPAR: </text:span><text:span text:style-name="T21"><text:s text:c="28"/>Pues si que se ve esto tranquilo.</text:span></text:p>
      <text:p text:style-name="P21">¡Ya podía haber sido más explícita la Estrella!</text:p>
      <text:p text:style-name="P21"/>
      <text:p text:style-name="P40"><text:span text:style-name="T20">BALTASAR:</text:span><text:span text:style-name="T21"> <text:s text:c="8"/>Pues a ver que hacemos porque yo ya estoy negro.</text:span></text:p>
      <text:p text:style-name="P21"/>
      <text:p text:style-name="P40"><text:span text:style-name="T20">GASPAR:</text:span><text:span text:style-name="T21"> <text:s text:c="30"/>Eso digo yo, a ver que hacemos.</text:span></text:p>
      <text:p text:style-name="P21"/>
      <text:p text:style-name="P40"><text:span text:style-name="T20">MELCHOR:</text:span><text:span text:style-name="T21"> <text:s text:c="23"/>Pues que vamos a hacer, lo primero,</text:span></text:p>
      <text:p text:style-name="P21">preguntar a ver si alguien sabe decirnos dónde está el Gran Rey nacido</text:p>
      <text:p text:style-name="P21">cuya Estrella nos ha iluminado casi todo el viaje.</text:p>
      <text:p text:style-name="P21"/>
      <text:p text:style-name="P40"><text:span text:style-name="T20">PAJE DE MELCHOR:</text:span><text:span text:style-name="T21"> ¡Estooo! ¿Dónde está el Rey de los judíos que acaba de nacer?</text:span></text:p>
      <text:p text:style-name="P21"/>
      <text:p text:style-name="P40"><text:span text:style-name="T20">PAJE DE GASPAR: <text:s text:c="11"/></text:span><text:span text:style-name="T21"><text:s/>¿Dónde, dónde está ese Rey nacido?</text:span></text:p>
      <text:p text:style-name="P21"/>
      <text:p text:style-name="P40"><text:span text:style-name="T20">PAJE DE</text:span><text:span text:style-name="T21"> </text:span><text:span text:style-name="T20">BALTASAR:</text:span><text:span text:style-name="T21"> <text:s text:c="3"/>Si y el Rey, y la Estrella naciente, ¿dónde se encuentra?</text:span></text:p>
      <text:p text:style-name="P21"/>
      <text:p text:style-name="P90">El amigo de Herodes el espía escucha la conversación y presentándose rápidamente a los Magos, les habla:</text:p>
      <text:p text:style-name="P21"/>
      <text:p text:style-name="P40"><text:span text:style-name="T20">AMIGO DE HERODES:</text:span><text:span text:style-name="T21"> <text:s text:c="16"/>¡Shalom, <text:s/>shalom!. <text:s text:c="2"/></text:span></text:p>
      <text:p text:style-name="P21">Me ha parecido oír que preguntabais algo sobre un rey judío </text:p>
      <text:p text:style-name="P21">que ha nacido cerca de aquí, ¿verdad?</text:p>
      <text:p text:style-name="P21"/>
      <text:p text:style-name="P40"><text:span text:style-name="T20">MELCHOR:</text:span><text:span text:style-name="T21"> <text:s text:c="34"/>Así es, has oído bien,</text:span></text:p>
      <text:p text:style-name="P21">vimos su Estrella en Oriente y hemos venido a adorarle.</text:p>
      <text:p text:style-name="P21"/>
      <text:p text:style-name="P40"><text:span text:style-name="T20">AMIGO DE HERODES:</text:span><text:span text:style-name="T21"> <text:s text:c="21"/>A adorarleee?!</text:span></text:p>
      <text:p text:style-name="P25"/>
      <text:p text:style-name="P40"><text:span text:style-name="T20">GASPAR:</text:span><text:span text:style-name="T21"> <text:s text:c="36"/>¡Si, y a rendirle pleitesía!</text:span></text:p>
      <text:p text:style-name="P25"/>
      <text:p text:style-name="P40"><text:span text:style-name="T20">AMIGO DE HERODES:</text:span><text:span text:style-name="T21"> <text:s text:c="17"/>¡¿A rendirle pleitesía?!</text:span></text:p>
      <text:p text:style-name="P25"/>
      <text:p text:style-name="P40"><text:span text:style-name="T20">BALTASAR:</text:span><text:span text:style-name="T21"> <text:s text:c="26"/>¡Claro, y a ofrecerle nuestros dones!</text:span></text:p>
      <text:p text:style-name="P40"><text:span text:style-name="T20">AMIGO DE HERODES:</text:span><text:span text:style-name="T21"> <text:s text:c="22"/>i¿Vuestros dones?!</text:span></text:p>
      <text:p text:style-name="P25"/>
      <text:p text:style-name="P40"><text:span text:style-name="T20">MELCHOR:</text:span><text:span text:style-name="T21"> <text:s text:c="3"/>¿Ocurre algo?. ¿Acaso puedes decirnos tú, dónde está ese Rey?</text:span></text:p>
      <text:p text:style-name="P40"><text:span text:style-name="T20">AMIGO DE HERODES: <text:s text:c="11"/></text:span><text:span text:style-name="T21"><text:s/>Pues si, digo, no, digo si, no se....</text:span></text:p>
      <text:p text:style-name="P21"><text:soft-page-break/></text:p>
      <text:p text:style-name="P40"><text:span text:style-name="T20">PAJE DE MELCHOR:</text:span><text:span text:style-name="T21"> <text:s text:c="5"/>¡Eh, <text:s/>vale ya!, ¿sabes dónde está si o no?</text:span></text:p>
      <text:p text:style-name="P21"/>
      <text:p text:style-name="P40"><text:span text:style-name="T20">AMIGO DE HERODES:</text:span><text:span text:style-name="T21"> Un momento, esperad ahí solo un instante, enseguida vuelvo. No os vayáis, os traigo noticias inmediatamente. ¡shalom, shalom.!</text:span></text:p>
      <text:p text:style-name="P21"/>
      <text:p text:style-name="P90">Corriendo se va a la presencia de Herodes. <text:s/>Se ilumina toda la escena y se apaga lo que enfoca a los Reyes, quedando ahora en un segundo plano.</text:p>
      <text:p text:style-name="P40"><text:span text:style-name="T20">AMIGO DE HERODES:</text:span><text:span text:style-name="T21"> <text:s text:c="9"/>Querido Herodes, ¡shalom, shalom!</text:span></text:p>
      <text:p text:style-name="P40"><text:span text:style-name="T20">HERODES:</text:span><text:span text:style-name="T21"> <text:s text:c="24"/>¡Bueno!, ¿que te ocurre a ti sucio chivato?</text:span></text:p>
      <text:p text:style-name="P21"/>
      <text:p text:style-name="P40"><text:span text:style-name="T20">AMIGO DE H.: <text:s text:c="2"/></text:span><text:span text:style-name="T21"><text:s/>Herodes querido, a mí, pasarme no me pasa nada,</text:span></text:p>
      <text:p text:style-name="P21">al que le va a pasar y algo gordo es a ti, como no te espabiles.</text:p>
      <text:p text:style-name="P40"><text:span text:style-name="T20">HERODES: <text:s/></text:span><text:span text:style-name="T21"><text:s/>iBuenoooo, ya estamos otra vez, a ver, que pasa ahora, explícate!</text:span></text:p>
      <text:p text:style-name="P21"/>
      <text:p text:style-name="P40"><text:span text:style-name="T20">AMIGO DE HERODES.:</text:span><text:span text:style-name="T21"> No, no querido Herodes, esto es diferente,</text:span></text:p>
      <text:p text:style-name="P21">mira, tu ya sabes que aunque alguno de mis hermanos judíos</text:p>
      <text:p text:style-name="P21">no te vean con buenos ojos, yo y mi casa siempre te hemos servido fielmente,</text:p>
      <text:p text:style-name="P21">a ti y al poder romano que tantos beneficios nos otorga...</text:p>
      <text:p text:style-name="P40"><text:span text:style-name="T20">HERODES: </text:span><text:span text:style-name="T21"><text:s text:c="19"/>¡Venga, acaba ya de una vez, pesado!</text:span></text:p>
      <text:p text:style-name="P21"/>
      <text:p text:style-name="P40"><text:span text:style-name="T20">AMIGO DE</text:span><text:span text:style-name="T21"> </text:span><text:span text:style-name="T20">HERODES.:</text:span><text:span text:style-name="T21"> <text:s text:c="13"/>Si querido Herodes, </text:span></text:p>
      <text:p text:style-name="P21">veras, han llegado a Jerusalén una comitiva de gente rara,</text:p>
      <text:p text:style-name="P21">a mí me parece que son astrólogos y adivinos,</text:p>
      <text:p text:style-name="P21">trayendo <text:s/>dones y regalos para un Rey judío recién nacido al que quieren adorar, </text:p>
      <text:p text:style-name="P21">y hablan de no se qué estrella que los ha guiado hasta aquí.</text:p>
      <text:p text:style-name="P21">Así que, o te andas listo querido Herodes, o te quedas sin corona.</text:p>
      <text:p text:style-name="P21"/>
      <text:p text:style-name="P40"><text:span text:style-name="T20">HERODES:</text:span><text:span text:style-name="T21"> <text:s text:c="34"/>¡Lo que faltaba!. </text:span></text:p>
      <text:p text:style-name="P21">Unos locos que vienen a montar revuelo aquí, </text:p>
      <text:p text:style-name="P21">a complicarme las cosas con Roma...,que no están muy claras que digamos. </text:p>
      <text:p text:style-name="P21">¡Todos estamos en peligro, el trono, el gobierno, todos!.</text:p>
      <text:p text:style-name="P21">Esto no gustará nada a los romanos. ¡Atentar contra la Paz romana!, </text:p>
      <text:p text:style-name="P21">no les gustara nada, no... </text:p>
      <text:p text:style-name="P21">Y esos fanáticos judíos,</text:p>
      <text:p text:style-name="P21">capaces son de lanzarse contra mi y contra mi casa, </text:p>
      <text:p text:style-name="P21">y los romanos pensarían que soy un monigote </text:p>
      <text:p text:style-name="P21">incapaz de controlar el más mínimo brote mesiánico.</text:p>
      <text:p text:style-name="P21">¡Y esto contando con que me dejarán con vida!.</text:p>
      <text:p text:style-name="P21"/>
      <text:p text:style-name="P21"/>
      <text:p text:style-name="P21"/>
      <text:p text:style-name="P21"/>
      <text:p text:style-name="P21"/>
      <text:p text:style-name="P21"/>
      <text:p text:style-name="P21"/>
      <text:p text:style-name="P21"/>
      <text:p text:style-name="P21">...De todas formas, si no soy yo, quien será entonces ese rey, pero...</text:p>
      <text:p text:style-name="P90">Cantando</text:p>
      <text:p text:style-name="P21"><text:soft-page-break/>Y SI FUERA YO ESE REY, LA, LA, LA, LA.</text:p>
      <text:p text:style-name="P21">NO ESTARÍAN TAN MAL LAS COSAS, </text:p>
      <text:p text:style-name="P21">¡GENTE EXTRANJERA QUE A HERODES ADORA!</text:p>
      <text:p text:style-name="P21"/>
      <text:p text:style-name="P21">Pero. . .</text:p>
      <text:p text:style-name="P21"/>
      <text:p text:style-name="P21">Y SI FUERA YO ESE REY? <text:s/>LA, LA, LA, LA.</text:p>
      <text:p text:style-name="P21">SOBRE ESTRELLAS MI TRONO BRILLARÍA,</text:p>
      <text:p text:style-name="P40"><text:span text:style-name="T27"><text:s/></text:span><text:span text:style-name="T21">BAJO MI YUGO, EL MUNDO HUIRÍA.</text:span></text:p>
      <text:p text:style-name="P21"/>
      <text:p text:style-name="P21">Pero...</text:p>
      <text:p text:style-name="P21"/>
      <text:p text:style-name="P21">Y SI NO FUERA YO ESE REY?. </text:p>
      <text:p text:style-name="P21">ESTARÍAN MUY MAL LAS COSAS ASÍ, </text:p>
      <text:p text:style-name="P21">¡ADORAR A OTRO REY, Y NO A MI... </text:p>
      <text:p text:style-name="P21"/>
      <text:p text:style-name="P21">NUNCA.</text:p>
      <text:p text:style-name="P21"/>
      <text:p text:style-name="P21">Aunque.... ¡Si tal vez.... ! ¡Pudiera pasar!. <text:s/></text:p>
      <text:p text:style-name="P21">Sería mi momento y me pondría a gobernar.</text:p>
      <text:p text:style-name="P21"/>
      <text:p text:style-name="P21">Sin embargo, lo más cierto... </text:p>
      <text:p text:style-name="P21">Es que sea conspiración, entonces Roma...,</text:p>
      <text:p text:style-name="P21">y este reino entero, y mi cetro, mi trono, mi corona ... </text:p>
      <text:p text:style-name="P21"/>
      <text:p text:style-name="P21">No, no puedo más, </text:p>
      <text:p text:style-name="P21">¡alguien, que venga alguien que me aclare esto!.</text:p>
      <text:p text:style-name="P21">¡Los sabios de Israel, los sumos Sacerdotes, los escribas de pueblo!. </text:p>
      <text:p text:style-name="P21">¿Dónde, dónde están?. ¡Que vengan corriendo!, </text:p>
      <text:p text:style-name="P21">¡que se presenten inmediatamente!. ¡Ya!</text:p>
      <text:p text:style-name="P21"/>
      <text:p text:style-name="P40"><text:span text:style-name="T20">AMIGO DE HERODES:</text:span><text:span text:style-name="T21"> <text:s text:c="10"/>¡Calma Herodes, calma!. </text:span></text:p>
      <text:p text:style-name="P21">¡Los Sabios, Sacerdotes y Escribas de Israel!. </text:p>
      <text:p text:style-name="P21">¿Qué pasa que no estáis aquí ya?</text:p>
      <text:p text:style-name="P21"/>
      <text:p text:style-name="P90">Los Sabios entran en escena por el lateral derecho.</text:p>
      <text:p text:style-name="P84"/>
      <text:p text:style-name="P40"><text:span text:style-name="T20">SABIO 1:</text:span><text:span text:style-name="T21"> <text:s text:c="24"/>¡Cada vez que Herodes abre la boca,</text:span></text:p>
      <text:p text:style-name="P21">la Tierra entera se llena de inmundicia y vómito!.</text:p>
      <text:p text:style-name="P21"/>
      <text:p text:style-name="P40"><text:span text:style-name="T20">SABIO 2:</text:span><text:span text:style-name="T21"> <text:s text:c="29"/>¡Si acaso, el Santo, Bendito sea, </text:span></text:p>
      <text:p text:style-name="P21">viese esta miserable opresión, se daría prisa en enviar al Mesías!.</text:p>
      <text:p text:style-name="P21"/>
      <text:p text:style-name="P40"><text:span text:style-name="T20">SABIO 3: <text:s/></text:span><text:span text:style-name="T2">Dirigiendose al Amigo de Herodes </text:span></text:p>
      <text:p text:style-name="P21">Y tu, traidor que te prostituyes con el dinero de esa alimaña,</text:p>
      <text:p text:style-name="P90">señalando con la mano hacia Herodes</text:p>
      <text:p text:style-name="P21">y buscas tu seguridad en el poder de Roma </text:p>
      <text:p text:style-name="P21">a costa de delatar a los fieles de tu pueblo,</text:p>
      <text:p text:style-name="P21">¡llevate cuidado, porque algún día, este o aquel zelote o cualquier otro sicario...</text:p>
      <text:p text:style-name="P90"><text:soft-page-break/>agarra por la manga al amigo de Herodes</text:p>
      <text:p text:style-name="P21"/>
      <text:p text:style-name="P40"><text:span text:style-name="T20">AMIGO DE HERODES.:</text:span><text:span text:style-name="T21"> <text:s text:c="6"/>¡Sueltame!. ¡Herodes, Herodes!</text:span></text:p>
      <text:p text:style-name="P90">Corre a refugiarse detrás del trono de Herodes, este nervioso ante las palabras de los Sabios empieza a hablar.</text:p>
      <text:p text:style-name="P21"/>
      <text:p text:style-name="P40"><text:span text:style-name="T20">HERODES:</text:span><text:span text:style-name="T21"> <text:s text:c="10"/>¡A ver!, ¿en que sitio, en que lugar a de nacer el Cristo?</text:span></text:p>
      <text:p text:style-name="P21"/>
      <text:p text:style-name="P40"><text:span text:style-name="T20">SABIO 1: <text:s/></text:span><text:span text:style-name="T21"><text:s/>¡¿Qué sucede rey Herodes que tu rostro refleja desasosiego,</text:span></text:p>
      <text:p text:style-name="P21">tan repentino a sido el amor que te ha entrado por nuestras tradiciones?!.</text:p>
      <text:p text:style-name="P21"/>
      <text:p text:style-name="P40"><text:span text:style-name="T20">SABIO 2: <text:s text:c="12"/></text:span><text:span text:style-name="T21">A causa de estos tiranos romanos, Israel entera gime,</text:span></text:p>
      <text:p text:style-name="P21">los hijos de Raquel sufren lamento, tú y tu casa estáis amancebados con Roma. <text:s/></text:p>
      <text:p text:style-name="P21">¿Por qué Roma no te surte de Sabiduría?, ¿no es ella la que te lo da todo?.</text:p>
      <text:p text:style-name="P21"/>
      <text:p text:style-name="P90">Los Sabios se ríen cínicamente.</text:p>
      <text:p text:style-name="P84"/>
      <text:p text:style-name="P40"><text:span text:style-name="T20">HERODES: <text:s text:c="11"/></text:span><text:span text:style-name="T21"><text:s/>¡Mandaré que os rajen en canal y después...</text:span></text:p>
      <text:p text:style-name="P21"/>
      <text:p text:style-name="P40"><text:span text:style-name="T20">SABIO 3:</text:span><text:span text:style-name="T21"> <text:s text:c="28"/>¡Tranquilo, Herodes, tranquilo!,</text:span></text:p>
      <text:p text:style-name="P21">es verdad que de ti no se puede esperar otra cosa,</text:p>
      <text:p text:style-name="P21">¿pero si eso haces con nosotros,</text:p>
      <text:p text:style-name="P21">quien te devolverá el sueño, a quien le preguntaras que te responda?.</text:p>
      <text:p text:style-name="P21"/>
      <text:p text:style-name="P40"><text:span text:style-name="T20">SABIO 1:</text:span><text:span text:style-name="T21"> ¿Será miedo a Roma, temerá perder su Trono, querrá instruirse el hombre?.</text:span></text:p>
      <text:p text:style-name="P21"/>
      <text:p text:style-name="P90">Los otros dos Sabios, responded al unísono y de forma irónica:</text:p>
      <text:p text:style-name="P87"/>
      <text:p text:style-name="P40"><text:span text:style-name="T20">SABIOS:</text:span><text:span text:style-name="T21"> <text:s text:c="27"/>¡Seguro, seguro!....</text:span></text:p>
      <text:p text:style-name="P90">Herodes, les corta nervioso</text:p>
      <text:p text:style-name="P84"/>
      <text:p text:style-name="P40"><text:span text:style-name="T20">HERODES:</text:span><text:span text:style-name="T21"> <text:s text:c="4"/>¡Si, si, ignoro y quiero saber!. ¿Dónde va a nacer el Mesías?.</text:span></text:p>
      <text:p text:style-name="P21"/>
      <text:p text:style-name="P90">Los Sabios, responderán a Herodes cínicamente, hablan brevemente entre ellos.</text:p>
      <text:p text:style-name="P21"/>
      <text:p text:style-name="P40"><text:span text:style-name="T20">SABIO 1: </text:span><text:span text:style-name="T21"><text:s text:c="14"/>El Mesías ha de nacer en Belén de Judá.</text:span></text:p>
      <text:p text:style-name="P21"/>
      <text:p text:style-name="P40"><text:span text:style-name="T20">SABIO 2:</text:span><text:span text:style-name="T21"> <text:s text:c="6"/>Así es y así está escrito por medio de Profeta Miqueas.</text:span></text:p>
      <text:p text:style-name="P21"/>
      <text:p text:style-name="P87"/>
      <text:p text:style-name="P90">Abriendo un pergamino, el sabio 3 lee.</text:p>
      <text:p text:style-name="P40"><text:span text:style-name="T20">SABIO 3: <text:s text:c="23"/></text:span><text:span text:style-name="T21"><text:s/>"Y TU, BELÉN, TIERRA DE JUDÁ, </text:span></text:p>
      <text:p text:style-name="P21">NO ERES, NO, LA MENOR ENTRE LOS PRINCIPALES CLANES DE JUDÁ;</text:p>
      <text:p text:style-name="P21">PORQUE DE TI SALDRÁ UN CAUDILLO </text:p>
      <text:p text:style-name="P21">QUE APACENTARA A MI PUEBLO ISRAEL".</text:p>
      <text:p text:style-name="P90">Herodes arrebata bruscamente el pergamino al sabio, se detiene brevemente a leerlo, después violentamente se lo arroja al sabio al suelo.</text:p>
      <text:p text:style-name="P87"/>
      <text:p text:style-name="P40"><text:span text:style-name="T20">HERODES:</text:span><text:span text:style-name="T21"> <text:s text:c="15"/>¡A ver, que vengan aquí esos forasteros!.</text:span></text:p>
      <text:p text:style-name="P21"><text:soft-page-break/></text:p>
      <text:p text:style-name="P40"><text:span text:style-name="T20">AMIGO DE HERODES.:</text:span><text:span text:style-name="T21"> ¡Si Herodes, ahora mismo! <text:s/></text:span><text:span text:style-name="T2">Dirigiendose hacia los reyes.</text:span><text:span text:style-name="T21"> ¡Shalom, Shalom! <text:s/>Esto..., ¿podríais seguirme un momento?. </text:span></text:p>
      <text:p text:style-name="P21">He encontrado a la persona más idónea </text:p>
      <text:p text:style-name="P21">que os puede explicar sobre vuestro particular.</text:p>
      <text:p text:style-name="P21"/>
      <text:p text:style-name="P90">Los reyes entran a la presencia de Herodes.</text:p>
      <text:p text:style-name="P21"/>
      <text:p text:style-name="P40"><text:span text:style-name="T20">HERODES:</text:span><text:span text:style-name="T21"> <text:s text:c="14"/>¡Holaaa!, veo que andáis muy ocupados </text:span></text:p>
      <text:p text:style-name="P21">yendo de un lado, para otro detrás de una estrella, que según vosotros,</text:p>
      <text:p text:style-name="P21">os ha anunciado el nacimiento del Rey del Mundo, ¿no es así?</text:p>
      <text:p text:style-name="P25"/>
      <text:p text:style-name="P40"><text:span text:style-name="T20">LOS 3 MAGOS: <text:s text:c="25"/></text:span><text:span text:style-name="T21"><text:s/>¡Así es!.</text:span></text:p>
      <text:p text:style-name="P21"/>
      <text:p text:style-name="P40"><text:span text:style-name="T20">HERODES: <text:s text:c="31"/></text:span><text:span text:style-name="T21"><text:s/>¡Bien, bien!, </text:span></text:p>
      <text:p text:style-name="P21">¿y cuándo decís vosotros que visteis surgir en el cielo dicha estrella?.</text:p>
      <text:p text:style-name="P21"/>
      <text:p text:style-name="P40"><text:span text:style-name="T20">MELCHOR:</text:span><text:span text:style-name="T21"> <text:s text:c="9"/>Pues sería aproximadamente hace unos dos años.</text:span></text:p>
      <text:p text:style-name="P21"/>
      <text:p text:style-name="P40"><text:span text:style-name="T20">GASPAR:</text:span><text:span text:style-name="T21"> <text:s text:c="5"/>Si ese tiempo sería e inmediatamente nos pusimos en camino.</text:span></text:p>
      <text:p text:style-name="P21"/>
      <text:p text:style-name="P40"><text:span text:style-name="T20">BALTASAR:</text:span><text:span text:style-name="T21"> <text:s text:c="4"/>Y desde entonces, no nos hemos separado de la Estrella</text:span></text:p>
      <text:p text:style-name="P21">hasta el día de hoy en que se ha eclipsado su luz y no la vemos por ningún sitio.</text:p>
      <text:p text:style-name="P21"/>
      <text:p text:style-name="P40"><text:span text:style-name="T20">HERODES:</text:span><text:span text:style-name="T21"> ¡Si que es lamentable, pero escuchad lo que tienen que decirnos</text:span></text:p>
      <text:p text:style-name="P21">a cerca de este Misterio los Sabios de Israel!.</text:p>
      <text:p text:style-name="P21"/>
      <text:p text:style-name="P40"><text:span text:style-name="T20">SABIO 1: <text:s text:c="10"/></text:span><text:span text:style-name="T21"><text:s/>En Belén de Judá está la Criatura que vosotros buscáis.</text:span></text:p>
      <text:p text:style-name="P21"/>
      <text:p text:style-name="P40"><text:span text:style-name="T20">SABIO 2:</text:span><text:span text:style-name="T21"> <text:s text:c="17"/>Así está escrito por medio de Profeta Miqueas.</text:span></text:p>
      <text:p text:style-name="P21"/>
      <text:p text:style-name="P40"><text:span text:style-name="T20">SABIO 3: <text:s text:c="31"/></text:span><text:span text:style-name="T21"><text:s/>"Y TU, BELÉN DE JUDÁ, </text:span></text:p>
      <text:p text:style-name="P21">NO ERES, NO, LA MENOR ENTRE LOS PRINCIPALES CLANES DE JUDÁ;</text:p>
      <text:p text:style-name="P21">PORQUE DE TI SALDRÁ UN CAUDILLO QUE APACENTARA A MI PUEBLO ISRAEL".</text:p>
      <text:p text:style-name="P21"/>
      <text:p text:style-name="P25"/>
      <text:p text:style-name="P40"><text:span text:style-name="T20">HERODES: <text:s text:c="28"/></text:span><text:span text:style-name="T21"><text:s/>¡Ya habéis oído queridos!.</text:span></text:p>
      <text:p text:style-name="P21">Así que en marcha hacia Belén.</text:p>
      <text:p text:style-name="P21">Id, indagad cuidadosamente sobre ese niño; </text:p>
      <text:p text:style-name="P21">y cuando le encontréis, comunicádmelo, para ir yo también a adorarle.</text:p>
      <text:p text:style-name="P21">Pues también yo quiero rendirle pleitesía y ofrecerle mis dones.</text:p>
      <text:p text:style-name="P21">¡Y cómo no, ponerme a su servicio también, claro!.</text:p>
      <text:p text:style-name="P90">Esto lo dice con gran cinismo.</text:p>
      <text:p text:style-name="P21"/>
      <text:p text:style-name="P40"><text:span text:style-name="T20">MELCHOR:</text:span><text:span text:style-name="T21"> <text:s text:c="14"/>Está bien rey Herodes, se hará como tu deseas.</text:span></text:p>
      <text:p text:style-name="P21"/>
      <text:p text:style-name="P40"><text:span text:style-name="T20">GASPAR:</text:span><text:span text:style-name="T21"> <text:s text:c="26"/>¡Gracias por tu inapreciable ayuda!</text:span></text:p>
      <text:p text:style-name="P21"/>
      <text:p text:style-name="P40"><text:span text:style-name="T20">HERODES: </text:span><text:span text:style-name="T21"><text:s text:c="18"/>Nada, nada, siempre a vuestra disposición.</text:span></text:p>
      <text:p text:style-name="P21"><text:soft-page-break/></text:p>
      <text:p text:style-name="P40"><text:span text:style-name="T20">BALTASAR: <text:s text:c="26"/></text:span><text:span text:style-name="T21"><text:s/>¡Adiós Herodes, rey amigo!.</text:span></text:p>
      <text:p text:style-name="P21"/>
      <text:p text:style-name="P40"><text:span text:style-name="T20">HERODES:</text:span><text:span text:style-name="T21"> <text:s text:c="32"/>¡Adiós, amigos, adiós!.</text:span></text:p>
      <text:p text:style-name="P21"/>
      <text:p text:style-name="P40"><text:span text:style-name="T20">AMIGO DE HERODES.:</text:span><text:span text:style-name="T21"> <text:s text:c="17"/>Shalom, shalom...</text:span></text:p>
      <text:p text:style-name="P21"/>
      <text:p text:style-name="P90">Se pone en marcha el Cortejo, hacia la Sacristía para salir y entrar por la puerta principal.</text:p>
      <text:p text:style-name="P21"/>
      <text:p text:style-name="P21"/>
      <text:p text:style-name="P112">PARTE V</text:p>
      <text:p text:style-name="P90">Se abre la puerta principal, la estrella desciende lentamente desde el coro hacia el escenario. <text:s/>El Misterio ya está colocado en su sitio. Se alumbra a los Reyes con una luz potente, en el Altar solo estarán iluminados Simeón y José. Cuando vayan a la mitad de la Iglesia se detienen.</text:p>
      <text:p text:style-name="P87"/>
      <text:p text:style-name="P40"><text:span text:style-name="T20">SAN JOSÉ:</text:span><text:span text:style-name="T21"> ¿Quien crees que son aquellos que vienen hacia nosotros?.</text:span></text:p>
      <text:p text:style-name="P25"/>
      <text:p text:style-name="P40"><text:span text:style-name="T20">SIMEÓN:</text:span><text:span text:style-name="T21"> <text:s text:c="20"/>Me da la sensación que vienen de lejos, </text:span></text:p>
      <text:p text:style-name="P21">me parece además forasteros, pues sus vestimentas son distintas a las nuestras ...</text:p>
      <text:p text:style-name="P21">Más calla hijo, calla, que he aquí que se han parado y nos están mirando.</text:p>
      <text:p text:style-name="P21">Ahora continúan la marcha hacia nosotros.</text:p>
      <text:p text:style-name="P21"/>
      <text:p text:style-name="P90">El cortejo sigue y la Estrella avanza hasta colocarse sobre el Misterio y se ilumina toda la escena.</text:p>
      <text:p text:style-name="P21"/>
      <text:p text:style-name="P40"><text:span text:style-name="T20">CORO: </text:span><text:span text:style-name="T21"><text:s text:c="14"/>UN RENUEVO BROTA DEL TRONCO DE JESE,</text:span></text:p>
      <text:p text:style-name="P21">UN GERMEN DE SUS RAÍCES ...</text:p>
      <text:p text:style-name="P21"/>
      <text:p text:style-name="P90">Solo se canta el estribillo del canto.</text:p>
      <text:p text:style-name="P21"/>
      <text:p text:style-name="P40"><text:span text:style-name="T20">MELCHOR: <text:s text:c="11"/></text:span><text:span text:style-name="T21"><text:s/>¡Sabíamos que la Estrella no nos engañaría!</text:span></text:p>
      <text:p text:style-name="P40"><text:span text:style-name="T20">GASPAR: <text:s text:c="30"/></text:span><text:span text:style-name="T21"><text:s/>¡Este sí que es el Cristo!</text:span></text:p>
      <text:p text:style-name="P40"><text:span text:style-name="T20">BALTASAR:</text:span><text:span text:style-name="T21"> <text:s text:c="24"/>¡Es El!, ¡Venid adoremosle!</text:span></text:p>
      <text:p text:style-name="P21"/>
      <text:p text:style-name="P90">Los Magos se postraran de rodillas delante de Niño y de su madre, y los cantores entonaran "TE VERÁN LOS REYES, SE PONDRÁN DE PIE...".Luego cada Mago con su paje le irán ofreciendo sus dones respectivamente diciendo:</text:p>
      <text:p text:style-name="P40"><text:span text:style-name="T20">MELCHOR: </text:span><text:span text:style-name="T21"><text:s text:c="7"/>Acepta Señor el Incienso que mis manos te ofrecen,</text:span></text:p>
      <text:p text:style-name="P21">símbolo de Tu Divinidad, la cual aceptamos, aunque seamos gentiles, </text:p>
      <text:p text:style-name="P21">y reconocemos que TU ERES EL HIJO DE DIOS VIVO.</text:p>
      <text:p text:style-name="P21"/>
      <text:p text:style-name="P90">El rey deja el incienso, Simeón lo pone en el sitio más adecuado.</text:p>
      <text:p text:style-name="P25"/>
      <text:p text:style-name="P40"><text:span text:style-name="T20">GASPAR:</text:span><text:span text:style-name="T21"> <text:s text:c="19"/>Bendito seas tu, Señor, dueño nuestro,</text:span></text:p>
      <text:p text:style-name="P21">dígnate aceptar el Oro de Sabá que hoy te traigo, símbolo de tu REALEZA.</text:p>
      <text:p text:style-name="P21">Tú Nombre ha sido pronunciado sobre nosotros</text:p>
      <text:p text:style-name="P21">y reconocemos en Ti al Rey del Universo.</text:p>
      <text:p text:style-name="P21"/>
      <text:p text:style-name="P40"><text:span text:style-name="T20">BALTASAR:</text:span><text:span text:style-name="T21"> <text:s text:c="20"/>Santo eres Señor, Hijo de David.</text:span></text:p>
      <text:p text:style-name="P21">Sabemos que vienes a dar sentido al Universo creado. </text:p>
      <text:p text:style-name="P21">Recibe la Mirra que te traigo, signo y profecía de Tu Pasión.</text:p>
      <text:p text:style-name="P21"/>
      <text:p text:style-name="P21">Gracias te damos, </text:p>
      <text:p text:style-name="P21">porque Tu eres ese LUCERO DE LA MAÑANA que no conocerá el ocaso,</text:p>
      <text:p text:style-name="P40"><text:span text:style-name="T21">CRISTO JESÚS, RESUCITADO DE LA MUERTE. </text:span><text:span text:style-name="T2">Con voz fuerte</text:span></text:p>
      <text:p text:style-name="P40"><text:span text:style-name="T20">SIMEÓN:</text:span><text:span text:style-name="T21"> </text:span><text:span text:style-name="T2"><text:s/>Dirigiendose a la gente</text:span></text:p>
      <text:p text:style-name="P21">¡Arriba, resplandeced, que ya ha llegado vuestra Luz.</text:p>
      <text:p text:style-name="P21"><text:soft-page-break/>Y la Gloria de Yave sobre nosotros ha amanecido!</text:p>
      <text:p text:style-name="P40"><text:span text:style-name="T3"><text:s text:c="10"/></text:span><text:span text:style-name="T2">Dirigiendose al Niño.</text:span></text:p>
      <text:p text:style-name="P22">¡Alza los ojos en torno y mira, todos se reúnen y vienen a Ti,</text:p>
      <text:p text:style-name="P22">tus hijos vienen de lejos, porque vienen a Ti los tesoros del mar</text:p>
      <text:p text:style-name="P22">y las riquezas de las naciones a Ti vienen!.</text:p>
      <text:p text:style-name="P22"/>
      <text:p text:style-name="P42"><text:span text:style-name="T3"><text:s text:c="10"/></text:span><text:span text:style-name="T2">Dirigiendose a María.</text:span></text:p>
      <text:p text:style-name="P22">¡Exulta sin freno, hija de Sión, grita de alegría hija de Jerusalén!.</text:p>
      <text:p text:style-name="P22">¡Lanza gritos de gozo, alegrate y exulta de todo corazón hija de Jerusalén!.</text:p>
      <text:p text:style-name="P22">¡Este, tu hijo, suprimirá los cuernos de Efraím y los caballos de Jerusalén.</text:p>
      <text:p text:style-name="P22">Suprimirá el Arco de combate, y proclamará la Paz a las naciones,</text:p>
      <text:p text:style-name="P22">dominará de mar a mar, desde el río hasta los confines de la Tierra!.</text:p>
      <text:p text:style-name="P22"/>
      <text:p text:style-name="P91">José toma al Niño en sus brazos y María se pone en píe.</text:p>
      <text:p text:style-name="P42"><text:span text:style-name="T20">MARÍA:</text:span><text:span text:style-name="T21"> <text:s text:c="25"/>ENGRANDECE <text:s/>MI ALMA AL SEÑOR, </text:span></text:p>
      <text:p text:style-name="P22">Y MI ESPÍRITU SE ALEGRA EN DIOS MI SALVADOR.</text:p>
      <text:p text:style-name="P22">PORQUE HA PUESTO LOS OJOS EN LA HUMILDAD DE SU ESCLAVA.</text:p>
      <text:p text:style-name="P22">POR ESO, DESDE AHORA TODAS LAS GENERACIONES </text:p>
      <text:p text:style-name="P22">ME LLAMARAN BIENAVENTURADA.</text:p>
      <text:p text:style-name="P22">PORQUE HA HECHO EN MI FAVOR MARAVILLAS EL PODEROSO. <text:s/></text:p>
      <text:p text:style-name="P22">SANTO ES SU NOMBRE Y SU MISERICORDIA </text:p>
      <text:p text:style-name="P22">ALCANZA DE GENERACIÓN EN GENERACIÓN A LOS QUE LE TEMEN. <text:s/>DESPLEGÓ LA FUERZA DE SU BRAZO, </text:p>
      <text:p text:style-name="P22">DISPERSO A LOS QUE SON SOBERBIOS DE CORAZÓN,</text:p>
      <text:p text:style-name="P22">DERRIBO A LOS POTENTADOS DE SUS TRONOS</text:p>
      <text:p text:style-name="P22">Y EXALTO A LOS HUMILDES.</text:p>
      <text:p text:style-name="P22">A LOS HAMBRIENTOS COLMO DE BIENES </text:p>
      <text:p text:style-name="P22">Y DESPIDIÓ A LOS RICOS SIN NADA.</text:p>
      <text:p text:style-name="P22">ACOGIÓ A ISRAEL SU SIERVO,</text:p>
      <text:p text:style-name="P22">ACORDANDOSE DE LA MISERICORDIA,</text:p>
      <text:p text:style-name="P22">COMO HABÍA ANUNCIADO A NUESTROS PADRES</text:p>
      <text:p text:style-name="P22">EN FAVOR DE ABRAHAM POR LOS SIGLOS DE LOS SIGLOS.</text:p>
      <text:p text:style-name="P44">(Lc. 1,46-55)</text:p>
      <text:p text:style-name="P42"><text:span text:style-name="T20">TODOS:</text:span><text:span text:style-name="T21"> </text:span><text:span text:style-name="T2">Cantando</text:span><text:span text:style-name="T21"> <text:s text:c="2"/>"Gritad jubilosos ... "</text:span></text:p>
      <text:p text:style-name="P42"><text:span text:style-name="T20">SIMEÓN:</text:span><text:span text:style-name="T21"> <text:s text:c="3"/>Este es el día que vio a lo lejos Abraham y se alegró en su hijo Isaac.</text:span></text:p>
      <text:p text:style-name="P88"/>
      <text:p text:style-name="P91">Los Reyes se adelantan</text:p>
      <text:p text:style-name="P42"><text:span text:style-name="T20">GASPAR:</text:span><text:span text:style-name="T21"> <text:s text:c="25"/>Y para vosotros, queridos niños,</text:span></text:p>
      <text:p text:style-name="P22">traemos camellos cargados de regalos. </text:p>
      <text:p text:style-name="P22">No importa si habéis sido malos este año, </text:p>
      <text:p text:style-name="P22">de todas formas, para el próximo, esperamos que os portéis mejor.</text:p>
      <text:p text:style-name="P22">Esperamos encontraros más obedientes.</text:p>
      <text:p text:style-name="P26"/>
      <text:p text:style-name="P42"><text:span text:style-name="T20">BALTASAR:</text:span><text:span text:style-name="T21"> Ahora, rápidamente a la cama, sacad vuestros zapatos al balcón,</text:span></text:p>
      <text:p text:style-name="P22">rezad antes de dormiros y esperad nuestra llegada. </text:p>
      <text:p text:style-name="P26"/>
      <text:p text:style-name="P42"><text:span text:style-name="T20">MELCHOR: <text:s text:c="16"/></text:span><text:span text:style-name="T21"><text:s/>Y para vosotros, amadísimos mayores,</text:span></text:p>
      <text:p text:style-name="P22">esperamos que esta actualización de la Epifanía </text:p>
      <text:p text:style-name="P22">os sirva para que se os encuentre velando y orando, </text:p>
      <text:p text:style-name="P22"><text:soft-page-break/>esperando la Noche Santa de PASCUA, </text:p>
      <text:p text:style-name="P22">y que este SANTO LUCERO que no conoce el Ocaso, </text:p>
      <text:p text:style-name="P22">y que es CRISTO JESÚS RESUCITADO DE LA MUERTE, salve vuestras vidas.</text:p>
      <text:p text:style-name="P22">No os olvidéis de sacar también vuestros zapatos al balcón,</text:p>
      <text:p text:style-name="P22">pues también para todos vosotros</text:p>
      <text:p text:style-name="P22">os traemos cantidades enormes de CONVERSIÓN.</text:p>
      <text:p text:style-name="P22"/>
      <text:p text:style-name="P42"><text:span text:style-name="T20">SIMEÓN:</text:span><text:span text:style-name="T21"> </text:span><text:span text:style-name="T2">Se acerca a los Reyes</text:span></text:p>
      <text:p text:style-name="P22">Venga salid rápido de aquí. </text:p>
      <text:p text:style-name="P22">Ahora después volvéis a entrar, </text:p>
      <text:p text:style-name="P22">os sentáis aquí delante en unos sillones que se os pondrán </text:p>
      <text:p text:style-name="P22">y vais recibiendo a todos los niños que están aquí</text:p>
      <text:p text:style-name="P22">y les hacéis un regalo a cada uno..</text:p>
      <text:p text:style-name="P22"/>
      <text:p text:style-name="P91">Sale todo el Cortejo, en orden y todos siguen en silencio, mientras Simeón sigue diciendo:</text:p>
      <text:p text:style-name="P22"/>
      <text:p text:style-name="P22">Y Tú, prepara al Niño y a su Madre y vete a Egipto,</text:p>
      <text:p text:style-name="P22">pues Herodes busca al Niño para matarlo,</text:p>
      <text:p text:style-name="P22">así se cumplirá la Profecía:"DE EGIPTO LLAME A MI HIJO"</text:p>
      <text:p text:style-name="P22"/>
      <text:p text:style-name="P42"><text:span text:style-name="T20">CORO:</text:span><text:span text:style-name="T21"> <text:s text:c="22"/>"UN RETOÑO BROTA DEL TRONCO ...</text:span></text:p>
      <text:p text:style-name="P22"/>
      <text:p text:style-name="P91">Se bajan las luces, desaparece la gente del escenario, se quita todo, todos los actores se reúnen en el altar para recibir el aplauso de la gente, después se van todos, se ponen los sillones de los Reyes y se empiezan a repartir los regalos.</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47">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svg:font-family="Courier, 'Courier New'" style:font-family-generic="modern"/>
    <style:font-face style:name="Liberation Mono" svg:font-family="'Liberation Mono'" style:font-family-generic="modern" style:font-pitch="fixed"/>
    <style:font-face style:name="Nimbus Mono L" svg:font-family="'Nimbus Mono L'" style:font-family-generic="modern" style:font-pitch="fixed"/>
    <style:font-face style:name="Sniglet" svg:font-family="Sniglet" style:font-pitch="variable"/>
    <style:font-face style:name="Swis721 BlkEx BT" svg:font-family="'Swis721 BlkEx BT'"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Sans Light" svg:font-family="'Sans Light'"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NI"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ge" style:horizontal-pos="from-left" style:horizontal-rel="page" fo:background-color="#ffffff" style:background-transparency="100%" draw:fill="solid" draw:fill-color="#ffffff" draw:opacity="0%" fo:padding="0.002cm" fo:border="non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1.905cm" fo:margin-left="2.54cm" fo:margin-right="2.54cm" style:writing-mode="lr-tb" style:layout-grid-color="#c0c0c0" style:layout-grid-lines="37"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499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35cm" fo:margin-left="0cm" fo:margin-right="0cm" fo:margin-top="0.536cm" style:dynamic-spacing="true"/>
      </style:footer-style>
    </style:page-layout>
  </office:automatic-styles>
  <office:master-styles>
    <style:master-page style:name="Standard" style:page-layout-name="Mpm1"/>
    <style:master-page style:name="Convertir_20_1" style:display-name="Convertir 1" style:page-layout-name="Mpm2"/>
    <style:master-page style:name="Convertir_20_2" style:display-name="Convertir 2" style:page-layout-name="Mpm3">
      <style:footer>
        <text:p text:style-name="Footer"><draw:frame draw:style-name="Mfr1" draw:name="Marco3" text:anchor-type="char" svg:x="9.781cm" svg:y="26.672cm" svg:width="1.014cm" svg:height="0.422cm" draw:z-index="0"><draw:text-box><text:p text:style-name="MP1"><text:span text:style-name="Page_20_Number"><text:page-number text:select-page="current">0</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9:51:48.900306799</meta:creation-date>
    <dc:date>2016-11-15T22:26:09.906422389</dc:date>
    <meta:editing-duration>PT1H53M10S</meta:editing-duration>
    <meta:editing-cycles>30</meta:editing-cycles>
    <meta:generator>LibreOffice/5.1.6.2.0$Linux_X86_64 LibreOffice_project/10$Build-2</meta:generator>
    <meta:document-statistic meta:table-count="0" meta:image-count="0" meta:object-count="0" meta:page-count="20" meta:paragraph-count="510" meta:word-count="5115" meta:character-count="31924" meta:non-whitespace-character-count="22959"/>
  </office:meta>
</office:document-meta>
</file>